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5.08m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10pt" style:font-size-asian="10pt" style:font-size-complex="10pt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0pt" style:font-size-asian="10pt" style:font-size-complex="10pt"/>
    </style:style>
    <style:style style:name="ce6" style:family="table-cell" style:parent-style-name="Default">
      <style:table-cell-properties fo:border="none"/>
      <style:text-properties style:font-name="Liberation Serif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/>
    </style:style>
    <style:style style:name="ce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/>
    </style:style>
    <style:style style:name="ce14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ext-properties style:font-name="Liberation Serif" fo:font-size="12pt" style:font-size-asian="12pt" style:font-size-complex="12pt"/>
    </style:style>
    <style:style style:name="ce18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fo:font-size="12pt" style:font-name-asian="Microsoft YaHei" style:font-size-asian="12pt" style:font-name-complex="Mangal" style:font-size-complex="12pt"/>
    </style:style>
    <style:style style:name="ce29" style:family="table-cell" style:parent-style-name="Default" style:data-style-name="N152">
      <style:table-cell-properties fo:border-bottom="0.74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24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149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4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style:font-name="Liberation Serif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01pt solid #000000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4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49">
      <style:table-cell-properties style:text-align-source="fix" style:repeat-content="false" fo:border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border-bottom="0.74pt solid #000000" fo:border-left="none" fo:border-right="none" fo:border-top="0.74pt solid #000000" style:vertical-align="automatic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2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text-underline-style="none" style:font-size-asian="12pt" style:font-size-complex="12pt"/>
    </style:style>
    <style:style style:name="ce63" style:family="table-cell" style:parent-style-name="Default">
      <style:table-cell-properties fo:border-bottom="0.74pt solid #000000" fo:border-left="0.74pt solid #000000" fo:border-right="2.01pt solid #000000" fo:border-top="2.01pt solid #000000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5" style:family="table-cell" style:parent-style-name="Default" style:data-style-name="N124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49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6pt" fo:font-style="italic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ext-properties style:font-name="Liberation Serif"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0pt" style:font-size-asian="10pt" style:font-size-complex="10pt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7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0pt" style:font-size-asian="10pt" style:font-size-complex="10pt"/>
    </style:style>
    <style:style style:name="ce7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/>
    </style:style>
    <style:style style:name="ce7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/>
    </style:style>
    <style:style style:name="ce7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86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8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0pt" style:font-size-asian="10pt" style:font-size-complex="10pt"/>
    </style:style>
    <style:style style:name="ce8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89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/>
    </style:style>
    <style:style style:name="ce9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92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93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/>
    </style:style>
    <style:style style:name="ce9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9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none" fo:border-left="2.01pt solid #000000" fo:border-right="none" fo:border-top="none"/>
      <style:text-properties style:font-name="Liberation Serif"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style:font-size-asian="10pt" style:font-size-complex="10pt"/>
    </style:style>
    <style:style style:name="ce10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2.01pt solid #000000" fo:border-left="none" fo:border-right="none" fo:border-top="none"/>
      <style:text-properties style:font-name="Liberation Serif"/>
    </style:style>
    <style:style style:name="ce105" style:family="table-cell" style:parent-style-name="Default">
      <style:table-cell-properties fo:border-bottom="none" fo:border-left="none" fo:border-right="none" fo:border-top="2.01pt solid #000000"/>
      <style:text-properties style:font-name="Liberation Serif"/>
    </style:style>
    <style:style style:name="ce10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  <style:map style:condition="cell-content()&lt;=20" style:apply-style-name="Pass" style:base-cell-address="Barco.P26"/>
      <style:map style:condition="cell-content()&gt;20" style:apply-style-name="Fail" style:base-cell-address="Barco.P26"/>
    </style:style>
    <style:style style:name="ce1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8pt" style:font-size-asian="8pt" style:font-size-complex="8pt"/>
    </style:style>
    <style:style style:name="ce109" style:family="table-cell" style:parent-style-name="Default">
      <style:table-cell-properties fo:border-bottom="none" fo:border-left="2.01pt solid #000000" fo:border-right="2.01pt solid #000000" fo:border-top="2.01pt solid #000000"/>
      <style:text-properties style:font-name="Liberation Serif"/>
    </style:style>
    <style:style style:name="ce110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Liberation Serif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/>
    </style:style>
    <style:style style:name="ce112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13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1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Liberation Serif"/>
    </style:style>
    <style:style style:name="ce115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18" style:family="table-cell" style:parent-style-name="Default">
      <style:table-cell-properties fo:border-bottom="0.74pt solid #000000" fo:border-left="2.01pt solid #000000" fo:border-right="2.01pt solid #000000" fo:border-top="2.01pt solid #000000"/>
      <style:text-properties style:font-name="Liberation Serif"/>
    </style:style>
    <style:style style:name="ce119" style:family="table-cell" style:parent-style-name="Default">
      <style:table-cell-properties fo:border-bottom="2.01pt solid #000000" fo:border-left="2.01pt solid #000000" fo:border-right="2.01pt solid #000000" fo:border-top="0.99pt solid #000000"/>
      <style:text-properties style:font-name="Liberation Serif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2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/>
    </style:style>
    <style:style style:name="ce12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/>
    </style:style>
    <style:style style:name="ce125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6" style:family="table-cell" style:parent-style-name="Default" style:data-style-name="N143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7" style:family="table-cell" style:parent-style-name="Default" style:data-style-name="N143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28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Liberation Serif"/>
    </style:style>
    <style:style style:name="ce129" style:family="table-cell" style:parent-style-name="Default" style:data-style-name="N2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/>
      <style:text-properties style:font-name="Liberation Serif"/>
    </style:style>
    <style:style style:name="ce130" style:family="table-cell" style:parent-style-name="Default" style:data-style-name="N149">
      <style:table-cell-properties fo:border-bottom="2.01pt solid #000000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3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3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4" style:family="table-cell" style:parent-style-name="Default">
      <style:table-cell-properties fo:border-bottom="2.0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3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36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style:font-name="Liberation Serif" fo:font-size="10pt" style:font-size-asian="10pt" style:font-size-complex="10pt"/>
    </style:style>
    <style:style style:name="ce13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124">
      <style:table-cell-properties style:text-align-source="fix" style:repeat-content="false" fo:border="2.01pt solid #000000"/>
      <style:paragraph-properties fo:text-align="center" fo:margin-left="0mm"/>
      <style:text-properties style:font-name="Liberation Serif"/>
    </style:style>
    <style:style style:name="ce139" style:family="table-cell" style:parent-style-name="Default">
      <style:table-cell-properties fo:background-color="#ffff99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Liberation Serif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Liberation Serif"/>
    </style:style>
    <style:style style:name="ce145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6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7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48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Liberation Serif"/>
    </style:style>
    <style:style style:name="ce149" style:family="table-cell" style:parent-style-name="Default" style:data-style-name="N2">
      <style:table-cell-properties fo:border-bottom="0.74pt solid #000000" style:text-align-source="fix" style:repeat-content="false" fo:border-left="0.74pt solid #000000" fo:border-right="2.01pt solid #000000" fo:border-top="0.74pt solid #000000"/>
      <style:paragraph-properties fo:text-align="center"/>
      <style:text-properties style:font-name="Liberation Serif"/>
    </style:style>
    <style:style style:name="ce150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2.01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5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5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0pt" style:font-size-asian="10pt" style:font-size-complex="10pt"/>
    </style:style>
    <style:style style:name="ce15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5" style:family="table-cell" style:parent-style-name="Default" style:data-style-name="N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6" style:family="table-cell" style:parent-style-name="Default">
      <style:table-cell-properties fo:border-bottom="2.01pt solid #000000" fo:background-color="#23b8dc" style:text-align-source="fix" style:repeat-content="false" fo:border-left="0.51pt solid #000000" fo:border-right="0.51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57" style:family="table-cell" style:parent-style-name="Default">
      <style:table-cell-properties style:vertical-align="automatic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4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 fo:margin-left="0mm"/>
      <style:text-properties style:font-name="Liberation Serif"/>
    </style:style>
    <style:style style:name="ce15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2" style:family="table-cell" style:parent-style-name="Default" style:data-style-name="N143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3" style:family="table-cell" style:parent-style-name="Default" style:data-style-name="N143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4" style:family="table-cell" style:parent-style-name="Default" style:data-style-name="N143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6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Liberation Serif"/>
    </style:style>
    <style:style style:name="ce166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Liberation Serif"/>
    </style:style>
    <style:style style:name="ce167" style:family="table-cell" style:parent-style-name="Default" style:data-style-name="N149">
      <style:table-cell-properties fo:border-bottom="2.01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Liberation Serif"/>
      <style:map style:condition="cell-content()&lt;=0.3" style:apply-style-name="Pass" style:base-cell-address="Barco.Q83"/>
      <style:map style:condition="cell-content()&gt;0.3" style:apply-style-name="Fail" style:base-cell-address="Barco.Q83"/>
    </style:style>
    <style:style style:name="ce1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9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7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style:vertical-align="automatic"/>
      <style:text-properties style:font-name="Liberation Serif" fo:font-size="14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8pt" style:font-size-asian="10pt" style:font-size-complex="10pt"/>
    </style:style>
    <style:style style:name="ce173" style:family="table-cell" style:parent-style-name="Default" style:data-style-name="N152">
      <style:table-cell-properties fo:border-bottom="0.51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4" style:family="table-cell" style:parent-style-name="Default" style:data-style-name="N0">
      <style:table-cell-properties fo:border-bottom="0.51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6" style:family="table-cell" style:parent-style-name="Default">
      <style:table-cell-properties style:vertical-align="automatic"/>
      <style:text-properties style:font-name="Liberation Serif"/>
    </style:style>
    <style:style style:name="ce17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7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0pt" style:font-size-asian="10pt" style:font-size-complex="10pt"/>
    </style:style>
    <style:style style:name="ce180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81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0pt" style:font-size-asian="10pt" style:font-size-complex="10pt"/>
    </style:style>
    <style:style style:name="ce18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8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0pt" style:font-size-asian="10pt" style:font-size-complex="10pt"/>
    </style:style>
    <style:style style:name="ce185" style:family="table-cell" style:parent-style-name="Default">
      <style:table-cell-properties fo:background-color="#23b8dc" fo:border="0.51pt solid #000000" style:vertical-align="automatic"/>
      <style:text-properties style:font-name="Liberation Serif" fo:font-size="10pt" style:font-size-asian="10pt" style:font-size-complex="10pt"/>
    </style:style>
    <style:style style:name="ce18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0pt" style:font-size-asian="10pt" style:font-size-complex="10pt"/>
    </style:style>
    <style:style style:name="ce187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/>
    </style:style>
    <style:style style:name="ce188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/>
    </style:style>
    <style:style style:name="ce189" style:family="table-cell" style:parent-style-name="Default">
      <style:table-cell-properties fo:border-bottom="none" fo:border-left="none" fo:border-right="2.01pt solid #000000" fo:border-top="none"/>
      <style:text-properties style:font-name="Liberation Serif"/>
    </style:style>
    <style:style style:name="ce1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style:text-underline-style="none" fo:font-weight="normal" style:font-weight-asian="normal" style:font-weight-complex="normal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8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199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0pt" style:font-size-asian="10pt" style:font-size-complex="10pt"/>
    </style:style>
    <style:style style:name="ce2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2" style:family="table-cell" style:parent-style-name="Default" style:data-style-name="N151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3" style:family="table-cell" style:parent-style-name="Default" style:data-style-name="N153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4" style:family="table-cell" style:parent-style-name="Default" style:data-style-name="N0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5" style:family="table-cell" style:parent-style-name="Default" style:data-style-name="N124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06" style:family="table-cell" style:parent-style-name="Default" style:data-style-name="N149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</office:automatic-styles>
  <office:body>
    <office:spreadsheet>
      <table:table table:name="Barco" table:style-name="ta1" table:print-ranges="Barco.B1:Barco.M132"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010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73"/>
          <table:table-cell/>
          <table:table-cell table:style-name="ce85" office:value-type="string" calcext:value-type="string">
            <text:p>Revision 1.1-201500513</text:p>
          </table:table-cell>
          <table:table-cell table:style-name="ce99" table:number-columns-repeated="9"/>
          <table:table-cell table:style-name="ce182"/>
          <table:table-cell/>
          <table:table-cell table:style-name="ce190" office:value-type="string" calcext:value-type="string">
            <text:p>Print Area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183"/>
          <table:table-cell/>
          <table:table-cell table:style-name="ce191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183"/>
          <table:table-cell/>
          <table:table-cell table:style-name="ce192" table:formula="of:=IF([.AB7]=&quot;&quot;;&quot;&quot;;[.AB7])">
            <text:p/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1" table:number-columns-repeated="5"/>
          <table:table-cell table:style-name="ce69"/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9"/>
          <table:table-cell table:style-name="ce11" table:number-columns-repeated="4"/>
          <table:table-cell table:style-name="ce183"/>
          <table:table-cell/>
          <table:table-cell table:style-name="ce21" office:value-type="string" calcext:value-type="string">
            <text:p>All:</text:p>
          </table:table-cell>
          <table:table-cell table:style-name="ce195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1" table:number-columns-repeated="5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74"/>
          <table:table-cell/>
          <table:table-cell table:style-name="ce86"/>
          <table:table-cell table:style-name="ce11" table:number-columns-repeated="4"/>
          <table:table-cell table:style-name="ce68" office:value-type="string" calcext:value-type="string">
            <text:p>Mammography Monitor Compliance Inspection</text:p>
          </table:table-cell>
          <table:table-cell table:style-name="ce11" table:number-columns-repeated="4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75"/>
          <table:table-cell/>
          <table:table-cell table:style-name="ce87"/>
          <table:table-cell table:style-name="ce100" table:number-columns-repeated="9"/>
          <table:table-cell table:style-name="ce184"/>
          <table:table-cell/>
          <table:table-cell table:style-name="ce84" office:value-type="string" calcext:value-type="string">
            <text:p>Measurement Parameter</text:p>
          </table:table-cell>
          <table:table-cell table:style-name="ce196" office:value-type="string" calcext:value-type="string">
            <text:p>Last Year</text:p>
          </table:table-cell>
          <table:table-cell table:style-name="ce69"/>
          <table:table-cell table:style-name="ce196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01"/>
          <table:table-cell table:style-name="ce112"/>
          <table:table-cell table:style-name="ce11" table:number-columns-repeated="5"/>
          <table:table-cell table:style-name="ce11" office:value-type="string" calcext:value-type="string">
            <text:p>Inspector:</text:p>
          </table:table-cell>
          <table:table-cell table:style-name="ce181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85" office:value-type="string" calcext:value-type="string">
            <text:p>Eugene Mah</text:p>
          </table:table-cell>
          <table:table-cell/>
          <table:table-cell table:style-name="ce21" office:value-type="string" calcext:value-type="string">
            <text:p>Print Area</text:p>
          </table:table-cell>
          <table:table-cell table:style-name="ce197"/>
          <table:table-cell table:style-name="ce200" table:formula="of:=IF([.AB7]&lt;&gt;[.AD7];&quot;Change&quot;;&quot;&quot;)">
            <text:p/>
          </table:table-cell>
          <table:table-cell table:style-name="ce201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table:number-columns-repeated="6"/>
          <table:table-cell table:style-name="ce70" office:value-type="string" calcext:value-type="string">
            <text:p>System Information</text:p>
          </table:table-cell>
          <table:table-cell table:style-name="ce6" table:number-columns-repeated="5"/>
          <table:table-cell/>
          <table:table-cell table:style-name="ce11" office:value-type="string" calcext:value-type="string">
            <text:p>Previous Date:</text:p>
          </table:table-cell>
          <table:table-cell table:style-name="ce102" table:formula="of:=IF([.AB8]=&quot;&quot;;&quot;&quot;;[.AB8])">
            <text:p/>
          </table:table-cell>
          <table:table-cell table:style-name="ce113"/>
          <table:table-cell table:style-name="ce11" table:number-columns-repeated="2"/>
          <table:table-cell table:style-name="ce170" office:value-type="string" calcext:value-type="string">
            <text:p>System Information</text:p>
          </table:table-cell>
          <table:table-cell table:style-name="ce11" table:number-columns-repeated="2"/>
          <table:table-cell table:style-name="ce179" table:number-columns-repeated="2"/>
          <table:table-cell table:style-name="ce186"/>
          <table:table-cell/>
          <table:table-cell table:style-name="ce21" office:value-type="string" calcext:value-type="string">
            <text:p>Date</text:p>
          </table:table-cell>
          <table:table-cell table:style-name="ce198"/>
          <table:table-cell table:style-name="ce200" table:formula="of:=IF([.AB8]&lt;&gt;[.AD8];&quot;Change&quot;;&quot;&quot;)">
            <text:p/>
          </table:table-cell>
          <table:table-cell table:style-name="ce202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/>
          <table:table-cell table:style-name="ce13"/>
          <table:table-cell table:style-name="ce22" office:value-type="string" calcext:value-type="string">
            <text:p>Location</text:p>
          </table:table-cell>
          <table:table-cell table:style-name="ce13" table:number-columns-repeated="8"/>
          <table:table-cell table:style-name="ce76"/>
          <table:table-cell/>
          <table:table-cell table:style-name="ce88"/>
          <table:table-cell table:style-name="ce103" office:value-type="string" calcext:value-type="string">
            <text:p>Location</text:p>
          </table:table-cell>
          <table:table-cell table:style-name="ce99" table:number-columns-repeated="2"/>
          <table:table-cell table:style-name="ce153" office:value-type="string" calcext:value-type="string">
            <text:p>Input Changes Only</text:p>
          </table:table-cell>
          <table:table-cell table:style-name="ce99" table:number-columns-repeated="3"/>
          <table:table-cell table:style-name="ce153" office:value-type="string" calcext:value-type="string">
            <text:p>Input Changes Only</text:p>
          </table:table-cell>
          <table:table-cell table:style-name="ce99"/>
          <table:table-cell table:style-name="ce182"/>
          <table:table-cell/>
          <table:table-cell table:style-name="ce21" office:value-type="string" calcext:value-type="string">
            <text:p>Inspector</text:p>
          </table:table-cell>
          <table:table-cell table:style-name="ce197"/>
          <table:table-cell table:style-name="ce200" table:formula="of:=IF([.AB9]&lt;&gt;[.AD9];&quot;Change&quot;;&quot;&quot;)" office:value-type="string" office:string-value="Change" calcext:value-type="string">
            <text:p>Change</text:p>
          </table:table-cell>
          <table:table-cell table:style-name="ce20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23" office:value-type="string" calcext:value-type="string">
            <text:p>Facility:</text:p>
          </table:table-cell>
          <table:table-cell table:style-name="ce40" table:formula="of:=IF([.R10]=&quot;&quot;;&quot;&quot;;[.R10])" table:number-columns-spanned="2" table:number-rows-spanned="1">
            <text:p/>
          </table:table-cell>
          <table:covered-table-cell table:style-name="ce45"/>
          <table:table-cell table:number-columns-repeated="2"/>
          <table:table-cell table:style-name="ce23" office:value-type="string" calcext:value-type="string">
            <text:p>Site Number:</text:p>
          </table:table-cell>
          <table:table-cell table:style-name="ce40" table:formula="of:=IF([.V10]=&quot;&quot;;&quot;&quot;;[.V10])" table:number-columns-spanned="2" table:number-rows-spanned="1">
            <text:p/>
          </table:table-cell>
          <table:covered-table-cell table:style-name="ce45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Facility:</text:p>
          </table:table-cell>
          <table:table-cell table:style-name="ce132" table:formula="of:=IF([.S10]&lt;&gt;&quot;&quot;;[.S10];IF([.AB10]=&quot;&quot;;&quot;&quot;;[.AB10]))">
            <text:p/>
          </table:table-cell>
          <table:table-cell table:style-name="ce154"/>
          <table:table-cell table:style-name="ce11"/>
          <table:table-cell table:style-name="ce21" office:value-type="string" calcext:value-type="string">
            <text:p>Site Number:</text:p>
          </table:table-cell>
          <table:table-cell table:style-name="ce132" table:formula="of:=IF([.W10]&lt;&gt;&quot;&quot;;[.W10];IF([.AB15]=&quot;&quot;;&quot;&quot;;[.AB15]))">
            <text:p/>
          </table:table-cell>
          <table:table-cell table:style-name="ce154"/>
          <table:table-cell table:style-name="ce11"/>
          <table:table-cell table:style-name="ce183"/>
          <table:table-cell/>
          <table:table-cell table:style-name="ce21" office:value-type="string" calcext:value-type="string">
            <text:p>Facility:</text:p>
          </table:table-cell>
          <table:table-cell table:style-name="ce197"/>
          <table:table-cell table:style-name="ce200" table:formula="of:=IF([.AB10]&lt;&gt;[.AD10];&quot;Change&quot;;&quot;&quot;)">
            <text:p/>
          </table:table-cell>
          <table:table-cell table:style-name="ce20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/>
          <table:table-cell table:style-name="ce23" office:value-type="string" calcext:value-type="string">
            <text:p>Department:</text:p>
          </table:table-cell>
          <table:table-cell table:style-name="ce41" table:formula="of:=IF([.R11]=&quot;&quot;;&quot;&quot;;[.R11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23" office:value-type="string" calcext:value-type="string">
            <text:p>Date of Installation:</text:p>
          </table:table-cell>
          <table:table-cell table:style-name="ce41" table:formula="of:=IF([.V11]=&quot;&quot;;&quot;&quot;;[.V11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Department:</text:p>
          </table:table-cell>
          <table:table-cell table:style-name="ce132" table:formula="of:=IF([.S11]&lt;&gt;&quot;&quot;;[.S11];IF([.AB11]=&quot;&quot;;&quot;&quot;;[.AB11]))">
            <text:p/>
          </table:table-cell>
          <table:table-cell table:style-name="ce154"/>
          <table:table-cell table:style-name="ce11"/>
          <table:table-cell table:style-name="ce21" office:value-type="string" calcext:value-type="string">
            <text:p>Date of Installation:</text:p>
          </table:table-cell>
          <table:table-cell table:style-name="ce132" table:formula="of:=IF([.W11]&lt;&gt;&quot;&quot;;[.W11];IF([.AB16]=&quot;&quot;;&quot;&quot;;[.AB16]))">
            <text:p/>
          </table:table-cell>
          <table:table-cell table:style-name="ce154"/>
          <table:table-cell table:style-name="ce11"/>
          <table:table-cell table:style-name="ce183"/>
          <table:table-cell/>
          <table:table-cell table:style-name="ce21" office:value-type="string" calcext:value-type="string">
            <text:p>Department:</text:p>
          </table:table-cell>
          <table:table-cell table:style-name="ce197"/>
          <table:table-cell table:style-name="ce200" table:formula="of:=IF([.AB11]&lt;&gt;[.AD11];&quot;Change&quot;;&quot;&quot;)">
            <text:p/>
          </table:table-cell>
          <table:table-cell table:style-name="ce20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/>
          <table:table-cell table:style-name="ce23" office:value-type="string" calcext:value-type="string">
            <text:p>Area/Division:</text:p>
          </table:table-cell>
          <table:table-cell table:style-name="ce41" table:formula="of:=IF([.R12]=&quot;&quot;;&quot;&quot;;[.R12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5" office:value-type="string" calcext:value-type="string">
            <text:p>Workstation ID:</text:p>
          </table:table-cell>
          <table:table-cell table:style-name="ce41" table:formula="of:=IF([.V12]=&quot;&quot;;&quot;&quot;;[.V12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Area/Division:</text:p>
          </table:table-cell>
          <table:table-cell table:style-name="ce132" table:formula="of:=IF([.S12]&lt;&gt;&quot;&quot;;[.S12];IF([.AB12]=&quot;&quot;;&quot;&quot;;[.AB12]))">
            <text:p/>
          </table:table-cell>
          <table:table-cell table:style-name="ce154"/>
          <table:table-cell table:style-name="ce11"/>
          <table:table-cell table:style-name="ce111" office:value-type="string" calcext:value-type="string">
            <text:p>Workstation ID:</text:p>
          </table:table-cell>
          <table:table-cell table:style-name="ce173" table:formula="of:=IF([.W12]&lt;&gt;&quot;&quot;;[.W12];IF([.AB17]=&quot;&quot;;&quot;&quot;;[.AB17]))">
            <text:p/>
          </table:table-cell>
          <table:table-cell table:style-name="ce180"/>
          <table:table-cell table:style-name="ce11"/>
          <table:table-cell table:style-name="ce183"/>
          <table:table-cell/>
          <table:table-cell table:style-name="ce21" office:value-type="string" calcext:value-type="string">
            <text:p>Area/Division:</text:p>
          </table:table-cell>
          <table:table-cell table:style-name="ce197"/>
          <table:table-cell table:style-name="ce200" table:formula="of:=IF([.AB12]&lt;&gt;[.AD12];&quot;Change&quot;;&quot;&quot;)">
            <text:p/>
          </table:table-cell>
          <table:table-cell table:style-name="ce20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/>
          <table:table-cell table:style-name="ce23" office:value-type="string" calcext:value-type="string">
            <text:p>Survey ID:</text:p>
          </table:table-cell>
          <table:table-cell table:style-name="ce41" table:formula="of:=IF([.R13]=&quot;&quot;;&quot;&quot;;[.R13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5" office:value-type="string" calcext:value-type="string">
            <text:p>Left monitor SN:</text:p>
          </table:table-cell>
          <table:table-cell table:style-name="ce41" table:formula="of:=IF([.V13]=&quot;&quot;;&quot;&quot;;[.V13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Survey ID:</text:p>
          </table:table-cell>
          <table:table-cell table:style-name="ce133" table:formula="of:=IF([.S13]&lt;&gt;&quot;&quot;;[.S13];IF([.AB13]=&quot;&quot;;&quot;&quot;;[.AB13]))">
            <text:p/>
          </table:table-cell>
          <table:table-cell table:style-name="ce155"/>
          <table:table-cell table:style-name="ce11"/>
          <table:table-cell table:style-name="ce111" office:value-type="string" calcext:value-type="string">
            <text:p>Left monitor SN:</text:p>
          </table:table-cell>
          <table:table-cell table:style-name="ce174" table:formula="of:=IF([.W13]&lt;&gt;&quot;&quot;;[.W13];IF([.AB17]=&quot;&quot;;&quot;&quot;;[.AB17]))">
            <text:p/>
          </table:table-cell>
          <table:table-cell table:style-name="ce155"/>
          <table:table-cell table:style-name="ce11"/>
          <table:table-cell table:style-name="ce183"/>
          <table:table-cell/>
          <table:table-cell table:style-name="ce21" office:value-type="string" calcext:value-type="string">
            <text:p>Survey ID:</text:p>
          </table:table-cell>
          <table:table-cell table:style-name="ce197"/>
          <table:table-cell table:style-name="ce200" table:formula="of:=IF([.AB13]&lt;&gt;[.AD13];&quot;Change&quot;;&quot;&quot;)">
            <text:p/>
          </table:table-cell>
          <table:table-cell table:style-name="ce20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/>
          <table:table-cell table:style-name="ce23" office:value-type="string" calcext:value-type="string">
            <text:p>Room Number:</text:p>
          </table:table-cell>
          <table:table-cell table:style-name="ce41" table:formula="of:=IF([.R14]=&quot;&quot;;&quot;&quot;;[.R14])" table:number-columns-spanned="2" table:number-rows-spanned="1">
            <text:p/>
          </table:table-cell>
          <table:covered-table-cell table:style-name="ce46"/>
          <table:table-cell table:number-columns-repeated="2"/>
          <table:table-cell table:style-name="ce15" office:value-type="string" calcext:value-type="string">
            <text:p>Right monitor SN:</text:p>
          </table:table-cell>
          <table:table-cell table:style-name="ce41" table:formula="of:=IF([.V14]=&quot;&quot;;&quot;&quot;;[.V14])" table:number-columns-spanned="2" table:number-rows-spanned="1">
            <text:p/>
          </table:table-cell>
          <table:covered-table-cell table:style-name="ce46"/>
          <table:table-cell/>
          <table:table-cell table:style-name="ce77"/>
          <table:table-cell/>
          <table:table-cell table:style-name="ce86"/>
          <table:table-cell table:style-name="ce11"/>
          <table:table-cell table:style-name="ce21" office:value-type="string" calcext:value-type="string">
            <text:p>Room Number:</text:p>
          </table:table-cell>
          <table:table-cell table:style-name="ce132" table:formula="of:=IF([.S14]&lt;&gt;&quot;&quot;;[.S14];IF([.AB14]=&quot;&quot;;&quot;&quot;;[.AB14]))">
            <text:p/>
          </table:table-cell>
          <table:table-cell table:style-name="ce154"/>
          <table:table-cell table:style-name="ce11"/>
          <table:table-cell table:style-name="ce111" office:value-type="string" calcext:value-type="string">
            <text:p>Right monitor SN:</text:p>
          </table:table-cell>
          <table:table-cell table:style-name="ce175" table:formula="of:=IF([.W14]&lt;&gt;&quot;&quot;;[.W14];IF([.AB18]=&quot;&quot;;&quot;&quot;;[.AB18]))">
            <text:p/>
          </table:table-cell>
          <table:table-cell table:style-name="ce155"/>
          <table:table-cell table:style-name="ce11"/>
          <table:table-cell table:style-name="ce183"/>
          <table:table-cell/>
          <table:table-cell table:style-name="ce21" office:value-type="string" calcext:value-type="string">
            <text:p>Room Number:</text:p>
          </table:table-cell>
          <table:table-cell table:style-name="ce197"/>
          <table:table-cell table:style-name="ce200" table:formula="of:=IF([.AB14]&lt;&gt;[.AD14];&quot;Change&quot;;&quot;&quot;)">
            <text:p/>
          </table:table-cell>
          <table:table-cell table:style-name="ce20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/>
          <table:table-cell table:style-name="ce24" office:value-type="string" calcext:value-type="string">
            <text:p>QC Manual version:</text:p>
          </table:table-cell>
          <table:table-cell table:style-name="ce41" table:formula="of:=IF([.R15]=&quot;&quot;;&quot;&quot;;[.R15])" table:number-columns-spanned="2" table:number-rows-spanned="1">
            <text:p/>
          </table:table-cell>
          <table:covered-table-cell table:style-name="ce46"/>
          <table:table-cell table:number-columns-repeated="6"/>
          <table:table-cell table:style-name="ce77"/>
          <table:table-cell/>
          <table:table-cell table:style-name="ce89"/>
          <table:table-cell table:style-name="ce104"/>
          <table:table-cell table:style-name="ce114" office:value-type="string" calcext:value-type="string">
            <text:p>QC Manual version:</text:p>
          </table:table-cell>
          <table:table-cell table:style-name="ce134" table:formula="of:=IF([.S15]&lt;&gt;&quot;&quot;;[.S15];IF([.AB15]=&quot;&quot;;&quot;&quot;;[.AB15]))">
            <text:p/>
          </table:table-cell>
          <table:table-cell table:style-name="ce156"/>
          <table:table-cell table:style-name="ce104" table:number-columns-repeated="5"/>
          <table:table-cell table:style-name="ce187"/>
          <table:table-cell/>
          <table:table-cell table:style-name="ce193" office:value-type="string" calcext:value-type="string">
            <text:p>QC Manual version:</text:p>
          </table:table-cell>
          <table:table-cell table:style-name="ce197"/>
          <table:table-cell table:style-name="ce200" table:formula="of:=IF([.AB15]&lt;&gt;[.AD15];&quot;Change&quot;;&quot;&quot;)">
            <text:p/>
          </table:table-cell>
          <table:table-cell table:style-name="ce201" table:formula="of:=IF([.R15]=&quot;&quot;;&quot;&quot;;[.R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 table:style-name="ce6" table:number-columns-repeated="10"/>
          <table:table-cell table:style-name="ce77"/>
          <table:table-cell table:number-columns-repeated="13"/>
          <table:table-cell table:style-name="ce21" office:value-type="string" calcext:value-type="string">
            <text:p>Site Number:</text:p>
          </table:table-cell>
          <table:table-cell table:style-name="ce197"/>
          <table:table-cell table:style-name="ce200" table:formula="of:=IF([.AB16]&lt;&gt;[.AD16];&quot;Change&quot;;&quot;&quot;)">
            <text:p/>
          </table:table-cell>
          <table:table-cell table:style-name="ce20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 table:number-columns-repeated="10"/>
          <table:table-cell table:style-name="ce78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1" table:number-columns-repeated="4"/>
          <table:table-cell table:style-name="ce157"/>
          <table:table-cell table:style-name="ce170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21" office:value-type="string" calcext:value-type="string">
            <text:p>Date of Installation:</text:p>
          </table:table-cell>
          <table:table-cell table:style-name="ce199"/>
          <table:table-cell table:style-name="ce200" table:formula="of:=IF([.AB17]&lt;&gt;[.AD17];&quot;Change&quot;;&quot;&quot;)">
            <text:p/>
          </table:table-cell>
          <table:table-cell table:style-name="ce203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 table:number-columns-repeated="10"/>
          <table:table-cell table:style-name="ce79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90" office:value-type="string" calcext:value-type="string">
            <text:p>Enter 1 for YES, 2 for NO, 3 for NA</text:p>
          </table:table-cell>
          <table:table-cell table:style-name="ce105" table:number-columns-repeated="9"/>
          <table:table-cell table:style-name="ce188"/>
          <table:table-cell/>
          <table:table-cell table:style-name="ce111" office:value-type="string" calcext:value-type="string">
            <text:p>Workstation ID:</text:p>
          </table:table-cell>
          <table:table-cell table:style-name="ce199"/>
          <table:table-cell table:style-name="ce200" table:formula="of:=IF([.AB18]&lt;&gt;[.AD18];&quot;Change&quot;;&quot;&quot;)">
            <text:p/>
          </table:table-cell>
          <table:table-cell table:style-name="ce204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 table:style-name="ce6" table:number-columns-repeated="3"/>
          <table:table-cell table:style-name="ce54" office:value-type="string" calcext:value-type="string" table:number-columns-spanned="7" table:number-rows-spanned="1">
            <text:p>Corrective Actions &amp; Comments</text:p>
          </table:table-cell>
          <table:covered-table-cell table:number-columns-repeated="6" table:style-name="ce6"/>
          <table:table-cell table:style-name="ce77"/>
          <table:table-cell/>
          <table:table-cell table:style-name="ce91"/>
          <table:table-cell table:number-columns-repeated="2"/>
          <table:table-cell office:value-type="string" calcext:value-type="string">
            <text:p>Comments</text:p>
          </table:table-cell>
          <table:table-cell table:number-columns-repeated="6"/>
          <table:table-cell table:style-name="ce189"/>
          <table:table-cell/>
          <table:table-cell table:style-name="ce111" office:value-type="string" calcext:value-type="string">
            <text:p>Left monitor SN:</text:p>
          </table:table-cell>
          <table:table-cell table:style-name="ce199"/>
          <table:table-cell table:style-name="ce200" table:formula="of:=IF([.AB19]&lt;&gt;[.AD19];&quot;Change&quot;;&quot;&quot;)">
            <text:p/>
          </table:table-cell>
          <table:table-cell table:style-name="ce20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15" office:value-type="string" calcext:value-type="string">
            <text:p>Monitor surface is clean</text:p>
          </table:table-cell>
          <table:table-cell table:style-name="ce42" table:formula="of:=IF([.O20]=&quot;&quot;;&quot;&quot;;IF([.O20]=1;&quot;YES&quot;;IF([.O20]=2;&quot;NO&quot;;IF([.O20]=3;&quot;NA&quot;;&quot;&quot;))))">
            <text:p/>
          </table:table-cell>
          <table:table-cell table:style-name="ce45" table:formula="of:=IF([.R20]=&quot;&quot;;&quot;&quot;;[.R20])">
            <text:p/>
          </table:table-cell>
          <table:table-cell table:style-name="ce45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Monitor surface is clean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11" office:value-type="string" calcext:value-type="string">
            <text:p>Right monitor SN:</text:p>
          </table:table-cell>
          <table:table-cell table:style-name="ce199"/>
          <table:table-cell table:style-name="ce200" table:formula="of:=IF([.AB20]&lt;&gt;[.AD20];&quot;Change&quot;;&quot;&quot;)">
            <text:p/>
          </table:table-cell>
          <table:table-cell table:style-name="ce20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15" office:value-type="string" calcext:value-type="string">
            <text:p>Viewing conditions</text:p>
          </table:table-cell>
          <table:table-cell table:style-name="ce43" table:formula="of:=IF([.O21]=&quot;&quot;;&quot;&quot;;IF([.O21]=1;&quot;YES&quot;;IF([.O21]=2;&quot;NO&quot;;IF([.O21]=3;&quot;NA&quot;;&quot;&quot;))))">
            <text:p/>
          </table:table-cell>
          <table:table-cell table:style-name="ce46" table:formula="of:=IF([.R21]=&quot;&quot;;&quot;&quot;;[.R21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Viewing conditions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15" office:value-type="string" calcext:value-type="string">
            <text:p>TG18-QC test pattern</text:p>
          </table:table-cell>
          <table:table-cell table:style-name="ce43" table:formula="of:=IF([.O22]=&quot;&quot;;&quot;&quot;;IF([.O22]=1;&quot;YES&quot;;IF([.O22]=2;&quot;NO&quot;;IF([.O22]=3;&quot;NA&quot;;&quot;&quot;))))">
            <text:p/>
          </table:table-cell>
          <table:table-cell table:style-name="ce46" table:formula="of:=IF([.R22]=&quot;&quot;;&quot;&quot;;[.R22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TG18-QC test pattern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94" office:value-type="string" calcext:value-type="string">
            <text:p>Ambient Light:</text:p>
          </table:table-cell>
          <table:table-cell table:style-name="ce199"/>
          <table:table-cell table:style-name="ce200" table:formula="of:=IF([.AB22]&lt;&gt;[.AD22];&quot;Change&quot;;&quot;&quot;)">
            <text:p/>
          </table:table-cell>
          <table:table-cell table:style-name="ce204" table:formula="of:=IF([.P26]=&quot;&quot;;&quot;&quot;;[.P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15" office:value-type="string" calcext:value-type="string">
            <text:p>Rapid Frame acceptable</text:p>
          </table:table-cell>
          <table:table-cell table:style-name="ce43" table:formula="of:=IF([.O23]=&quot;&quot;;&quot;&quot;;IF([.O23]=1;&quot;YES&quot;;IF([.O23]=2;&quot;NO&quot;;IF([.O23]=3;&quot;NA&quot;;&quot;&quot;))))">
            <text:p/>
          </table:table-cell>
          <table:table-cell table:style-name="ce46" table:formula="of:=IF([.R23]=&quot;&quot;;&quot;&quot;;[.R23])">
            <text:p/>
          </table:table-cell>
          <table:table-cell table:style-name="ce46" table:number-columns-repeated="6"/>
          <table:table-cell table:style-name="ce77"/>
          <table:table-cell/>
          <table:table-cell table:style-name="ce92"/>
          <table:table-cell office:value-type="string" calcext:value-type="string">
            <text:p>Rapid Frame acceptable</text:p>
          </table:table-cell>
          <table:table-cell/>
          <table:table-cell table:style-name="ce117"/>
          <table:table-cell table:style-name="ce137" table:number-columns-repeated="6"/>
          <table:table-cell table:style-name="ce189"/>
          <table:table-cell/>
          <table:table-cell table:style-name="ce111" office:value-type="string" calcext:value-type="string">
            <text:p>Auto Cal Lum Ratio L:</text:p>
          </table:table-cell>
          <table:table-cell table:style-name="ce199"/>
          <table:table-cell table:style-name="ce200" table:formula="of:=IF([.AB23]&lt;&gt;[.AD23];&quot;Change&quot;;&quot;&quot;)">
            <text:p/>
          </table:table-cell>
          <table:table-cell table:style-name="ce205" table:formula="of:=IF([.R36]=&quot;&quot;;&quot;&quot;;[.R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15" office:value-type="string" calcext:value-type="string">
            <text:p>Display Test</text:p>
          </table:table-cell>
          <table:table-cell table:style-name="ce44" table:formula="of:=IF([.P51]=&quot;&quot;;&quot;&quot;;[.P51])">
            <text:p/>
          </table:table-cell>
          <table:table-cell table:style-name="ce46" table:number-columns-repeated="7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Auto Cal Lum Ratio R:</text:p>
          </table:table-cell>
          <table:table-cell table:style-name="ce199"/>
          <table:table-cell table:style-name="ce200" table:formula="of:=IF([.AB24]&lt;&gt;[.AD24];&quot;Change&quot;;&quot;&quot;)">
            <text:p/>
          </table:table-cell>
          <table:table-cell table:style-name="ce205" table:formula="of:=IF([.S36]=&quot;&quot;;&quot;&quot;;[.S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3" office:value-type="string" calcext:value-type="string">
            <text:p>Room Conditions</text:p>
          </table:table-cell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Uniformity Dev UNL10 L:</text:p>
          </table:table-cell>
          <table:table-cell table:style-name="ce199"/>
          <table:table-cell table:style-name="ce200" table:formula="of:=IF([.AB25]&lt;&gt;[.AD25];&quot;Change&quot;;&quot;&quot;)">
            <text:p/>
          </table:table-cell>
          <table:table-cell table:style-name="ce206" table:formula="of:=IF([.Q83]=&quot;&quot;;&quot;&quot;;[.Q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 table:style-name="ce14" office:value-type="string" calcext:value-type="string">
            <text:p>Room Conditions</text:p>
          </table:table-cell>
          <table:table-cell table:number-columns-repeated="9"/>
          <table:table-cell table:style-name="ce77"/>
          <table:table-cell/>
          <table:table-cell table:style-name="ce94" office:value-type="string" calcext:value-type="string">
            <text:p>Ambient Light:</text:p>
          </table:table-cell>
          <table:table-cell table:style-name="ce106"/>
          <table:table-cell office:value-type="string" calcext:value-type="string">
            <text:p>lux</text:p>
          </table:table-cell>
          <table:table-cell table:number-columns-repeated="7"/>
          <table:table-cell table:style-name="ce189"/>
          <table:table-cell/>
          <table:table-cell table:style-name="ce111" office:value-type="string" calcext:value-type="string">
            <text:p>Uniformity Dev UNL10 R:</text:p>
          </table:table-cell>
          <table:table-cell table:style-name="ce199"/>
          <table:table-cell table:style-name="ce200" table:formula="of:=IF([.AB26]&lt;&gt;[.AD26];&quot;Change&quot;;&quot;&quot;)">
            <text:p/>
          </table:table-cell>
          <table:table-cell table:style-name="ce206" table:formula="of:=IF([.R83]=&quot;&quot;;&quot;&quot;;[.R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 table:style-name="ce15" office:value-type="string" calcext:value-type="string">
            <text:p>Ambient light:</text:p>
          </table:table-cell>
          <table:table-cell table:style-name="ce25" table:formula="of:=IF([.P26]=&quot;&quot;;&quot;&quot;;[.P26])">
            <text:p/>
          </table:table-cell>
          <table:table-cell table:style-name="ce16" office:value-type="string" calcext:value-type="string">
            <text:p>lux</text:p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4"/>
          <table:table-cell table:style-name="ce77"/>
          <table:table-cell/>
          <table:table-cell table:style-name="ce95" office:value-type="string" calcext:value-type="string">
            <text:p>Previous:</text:p>
          </table:table-cell>
          <table:table-cell table:style-name="ce107" table:formula="of:=IF([.AB22]=&quot;&quot;;&quot;&quot;;[.AB22])">
            <text:p/>
          </table:table-cell>
          <table:table-cell office:value-type="string" calcext:value-type="string">
            <text:p>lux</text:p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Ambient light measured at the surface of the monitor(s) must be less than 20 lux</text:p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Uniformity Dev UNL80 L:</text:p>
          </table:table-cell>
          <table:table-cell table:style-name="ce199"/>
          <table:table-cell table:style-name="ce200" table:formula="of:=IF([.AB27]&lt;&gt;[.AD27];&quot;Change&quot;;&quot;&quot;)">
            <text:p/>
          </table:table-cell>
          <table:table-cell table:style-name="ce206" table:formula="of:=IF([.S83]=&quot;&quot;;&quot;&quot;;[.S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28]=&quot;&quot;;&quot;&quot;;IF(LEN([.Q28])&lt;=135;[.Q28];IF(LEN([.Q28])&lt;=260;LEFT([.Q28];SEARCH(&quot; &quot;;[.Q28];125));LEFT([.Q28];SEARCH(&quot; &quot;;[.Q28];130)))))">
            <text:p/>
          </table:table-cell>
          <table:table-cell table:style-name="ce45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30]&lt;&gt;&quot;&quot;;[.Q30];IF([.AB31]=&quot;&quot;;&quot;&quot;;[.AB31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/>
          <table:table-cell table:style-name="ce111" office:value-type="string" calcext:value-type="string">
            <text:p>Uniformity Dev UNL80 R:</text:p>
          </table:table-cell>
          <table:table-cell table:style-name="ce199"/>
          <table:table-cell table:style-name="ce200" table:formula="of:=IF([.AB28]&lt;&gt;[.AD28];&quot;Change&quot;;&quot;&quot;)">
            <text:p/>
          </table:table-cell>
          <table:table-cell table:style-name="ce206" table:formula="of:=IF([.T83]=&quot;&quot;;&quot;&quot;;[.T8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27" table:formula="of:=IF(LEN([.Q28])&lt;=135;&quot;&quot;;IF(LEN([.Q28])&lt;=260;RIGHT([.Q28];LEN([.Q28])-SEARCH(&quot; &quot;;[.Q28];125));MID([.Q28];SEARCH(&quot; &quot;;[.Q28];130);IF(LEN([.Q28])&lt;=265;LEN([.Q28]);SEARCH(&quot; &quot;;[.Q28];255)-SEARCH(&quot; &quot;;[.Q28];130)))))">
            <text:p/>
          </table:table-cell>
          <table:table-cell table:style-name="ce46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28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28" table:formula="of:=IF(LEN([.Q28])&lt;=265;&quot;&quot;;RIGHT([.Q28];LEN([.Q28])-SEARCH(&quot; &quot;;[.Q28];255)))">
            <text:p/>
          </table:table-cell>
          <table:table-cell table:style-name="ce46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/>
          <table:table-cell table:style-name="ce72" office:value-type="string" calcext:value-type="string">
            <text:p>Comments</text:p>
          </table:table-cell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Room Conditions:</text:p>
          </table:table-cell>
          <table:table-cell table:style-name="ce199"/>
          <table:table-cell table:style-name="ce200" table:formula="of:=IF([.AB31]&lt;&gt;[.AD31];&quot;Change&quot;;&quot;&quot;)">
            <text:p/>
          </table:table-cell>
          <table:table-cell table:style-name="ce206" table:formula="of:=IF([.Q30]=&quot;&quot;;&quot;&quot;;[.Q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 table:style-name="ce14" office:value-type="string" calcext:value-type="string">
            <text:p>Auto Calibration</text:p>
          </table:table-cell>
          <table:table-cell table:number-columns-repeated="9"/>
          <table:table-cell table:style-name="ce77"/>
          <table:table-cell/>
          <table:table-cell table:style-name="ce93" office:value-type="string" calcext:value-type="string">
            <text:p>Auto Calibration</text:p>
          </table:table-cell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Auto Calibration:</text:p>
          </table:table-cell>
          <table:table-cell table:style-name="ce199"/>
          <table:table-cell table:style-name="ce200" table:formula="of:=IF([.AB32]&lt;&gt;[.AD32];&quot;Change&quot;;&quot;&quot;)">
            <text:p/>
          </table:table-cell>
          <table:table-cell table:style-name="ce206" table:formula="of:=IF([.Q40]=&quot;&quot;;&quot;&quot;;[.Q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 table:style-name="ce16" office:value-type="string" calcext:value-type="string">
            <text:p>Date:</text:p>
          </table:table-cell>
          <table:table-cell table:style-name="ce29" table:formula="of:=IF([.P33]=&quot;&quot;;&quot;&quot;;[.P33])">
            <text:p/>
          </table:table-cell>
          <table:table-cell table:style-name="ce17"/>
          <table:table-cell table:style-name="ce16" office:value-type="string" calcext:value-type="string">
            <text:p>Lmin</text:p>
          </table:table-cell>
          <table:table-cell table:style-name="ce16" office:value-type="string" calcext:value-type="string">
            <text:p>Lmax</text:p>
          </table:table-cell>
          <table:table-cell table:style-name="ce71" office:value-type="string" calcext:value-type="string">
            <text:p>Luminance Ratio</text:p>
          </table:table-cell>
          <table:table-cell table:style-name="ce17" table:number-columns-repeated="4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Compliance Test:</text:p>
          </table:table-cell>
          <table:table-cell table:style-name="ce199"/>
          <table:table-cell table:style-name="ce200" table:formula="of:=IF([.AB33]&lt;&gt;[.AD33];&quot;Change&quot;;&quot;&quot;)">
            <text:p/>
          </table:table-cell>
          <table:table-cell table:style-name="ce206" table:formula="of:=IF([.Q48]=&quot;&quot;;&quot;&quot;;[.Q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 table:style-name="ce17" table:number-columns-repeated="2"/>
          <table:table-cell table:style-name="ce15" table:formula="of:=[.R33]" office:value-type="string" office:string-value="Left ()" calcext:value-type="string">
            <text:p>Left ()</text:p>
          </table:table-cell>
          <table:table-cell table:style-name="ce48" table:formula="of:=IF([.R34]=&quot;&quot;;&quot;&quot;;[.R34])">
            <text:p/>
          </table:table-cell>
          <table:table-cell table:style-name="ce48" table:formula="of:=IF([.R35]=&quot;&quot;;&quot;&quot;;[.R35])">
            <text:p/>
          </table:table-cell>
          <table:table-cell table:style-name="ce49" table:formula="of:=IF([.R36]=&quot;&quot;;&quot;&quot;;[.R36])">
            <text:p/>
          </table:table-cell>
          <table:table-cell table:style-name="ce17" table:number-columns-repeated="4"/>
          <table:table-cell table:style-name="ce77"/>
          <table:table-cell/>
          <table:table-cell table:style-name="ce91"/>
          <table:table-cell/>
          <table:table-cell table:style-name="ce118" office:value-type="string" calcext:value-type="string">
            <text:p>Lmin (cd/m^2)</text:p>
          </table:table-cell>
          <table:table-cell table:style-name="ce121" table:number-columns-repeated="2"/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Display Test:</text:p>
          </table:table-cell>
          <table:table-cell table:style-name="ce199"/>
          <table:table-cell table:style-name="ce200" table:formula="of:=IF([.AB34]&lt;&gt;[.AD34];&quot;Change&quot;;&quot;&quot;)">
            <text:p/>
          </table:table-cell>
          <table:table-cell table:style-name="ce206" table:formula="of:=IF([.Q54]=&quot;&quot;;&quot;&quot;;[.Q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 table:style-name="ce17" table:number-columns-repeated="2"/>
          <table:table-cell table:style-name="ce15" table:formula="of:=[.S33]" office:value-type="string" office:string-value="Right ()" calcext:value-type="string">
            <text:p>Right ()</text:p>
          </table:table-cell>
          <table:table-cell table:style-name="ce48" table:formula="of:=IF([.S34]=&quot;&quot;;&quot;&quot;;[.S34])">
            <text:p/>
          </table:table-cell>
          <table:table-cell table:style-name="ce48" table:formula="of:=IF([.S35]=&quot;&quot;;&quot;&quot;;[.S35])">
            <text:p/>
          </table:table-cell>
          <table:table-cell table:style-name="ce49" table:formula="of:=IF([.S36]=&quot;&quot;;&quot;&quot;;[.S36])">
            <text:p/>
          </table:table-cell>
          <table:table-cell table:style-name="ce17" table:number-columns-repeated="4"/>
          <table:table-cell table:style-name="ce77"/>
          <table:table-cell/>
          <table:table-cell table:style-name="ce91"/>
          <table:table-cell/>
          <table:table-cell table:style-name="ce119" office:value-type="string" calcext:value-type="string">
            <text:p>Lmax (cd/m^2)</text:p>
          </table:table-cell>
          <table:table-cell table:style-name="ce122" table:number-columns-repeated="2"/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TG-18 Black/White:</text:p>
          </table:table-cell>
          <table:table-cell table:style-name="ce199"/>
          <table:table-cell table:style-name="ce200" table:formula="of:=IF([.AB35]&lt;&gt;[.AD35];&quot;Change&quot;;&quot;&quot;)">
            <text:p/>
          </table:table-cell>
          <table:table-cell table:style-name="ce206" table:formula="of:=IF([.Q62]=&quot;&quot;;&quot;&quot;;[.Q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38]=&quot;&quot;;&quot;&quot;;IF(LEN([.Q38])&lt;=135;[.Q38];IF(LEN([.Q38])&lt;=260;LEFT([.Q38];SEARCH(&quot; &quot;;[.Q38];125));LEFT([.Q38];SEARCH(&quot; &quot;;[.Q38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/>
          <table:table-cell table:style-name="ce111" office:value-type="string" calcext:value-type="string">
            <text:p>Luminance Ratio</text:p>
          </table:table-cell>
          <table:table-cell table:style-name="ce138" table:formula="of:=IF(OR([.R34]=&quot;&quot;;[.R35]=&quot;&quot;);&quot;&quot;;[.R35]/[.R34])">
            <text:p/>
          </table:table-cell>
          <table:table-cell table:style-name="ce158" table:formula="of:=IF(OR([.S34]=&quot;&quot;;[.S35]=&quot;&quot;);&quot;&quot;;[.S35]/[.S34])">
            <text:p/>
          </table:table-cell>
          <table:table-cell table:number-columns-repeated="5"/>
          <table:table-cell table:style-name="ce189"/>
          <table:table-cell/>
          <table:table-cell table:style-name="ce111" office:value-type="string" calcext:value-type="string">
            <text:p>TG-18 QC:</text:p>
          </table:table-cell>
          <table:table-cell table:style-name="ce199"/>
          <table:table-cell table:style-name="ce200" table:formula="of:=IF([.AB36]&lt;&gt;[.AD36];&quot;Change&quot;;&quot;&quot;)">
            <text:p/>
          </table:table-cell>
          <table:table-cell table:style-name="ce206" table:formula="of:=IF([.Q71]=&quot;&quot;;&quot;&quot;;[.Q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 table:style-name="ce17"/>
          <table:table-cell table:style-name="ce27" table:formula="of:=IF(LEN([.Q38])&lt;=135;&quot;&quot;;IF(LEN([.Q38])&lt;=260;RIGHT([.Q38];LEN([.Q38])-SEARCH(&quot; &quot;;[.Q38];125));MID([.Q38];SEARCH(&quot; &quot;;[.Q38];130);IF(LEN([.Q38])&lt;=265;LEN([.Q38]);SEARCH(&quot; &quot;;[.Q38];255)-SEARCH(&quot; &quot;;[.Q38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/>
          <table:table-cell table:style-name="ce111" office:value-type="string" calcext:value-type="string">
            <text:p>TG-18 Uniformity:</text:p>
          </table:table-cell>
          <table:table-cell table:style-name="ce199"/>
          <table:table-cell table:style-name="ce200" table:formula="of:=IF([.AB37]&lt;&gt;[.AD37];&quot;Change&quot;;&quot;&quot;)">
            <text:p/>
          </table:table-cell>
          <table:table-cell table:style-name="ce206" table:formula="of:=IF([.Q86]=&quot;&quot;;&quot;&quot;;[.Q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 table:style-name="ce17"/>
          <table:table-cell table:style-name="ce28" table:formula="of:=IF(LEN([.Q38])&lt;=265;&quot;&quot;;RIGHT([.Q38];LEN([.Q38])-SEARCH(&quot; &quot;;[.Q38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40]&lt;&gt;&quot;&quot;;[.Q40];IF([.AB32]=&quot;&quot;;&quot;&quot;;[.AB32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38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/>
          <table:table-cell table:style-name="ce72" office:value-type="string" calcext:value-type="string">
            <text:p>Comments</text:p>
          </table:table-cell>
          <table:table-cell table:style-name="ce199"/>
          <table:table-cell table:style-name="ce200" table:formula="of:=IF([.AB39]&lt;&gt;[.AD39];&quot;Change&quot;;&quot;&quot;)">
            <text:p/>
          </table:table-cell>
          <table:table-cell table:style-name="ce206" table:formula="of:=IF([.Q91]=&quot;&quot;;&quot;&quot;;[.Q9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 table:style-name="ce14" office:value-type="string" calcext:value-type="string">
            <text:p>Compliance Test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16" office:value-type="string" calcext:value-type="string">
            <text:p>Date:</text:p>
          </table:table-cell>
          <table:table-cell table:style-name="ce29" table:formula="of:=IF([.P43]=&quot;&quot;;&quot;&quot;;[.P43])">
            <text:p/>
          </table:table-cell>
          <table:table-cell/>
          <table:table-cell table:style-name="ce55" table:formula="of:=[.R44]" office:value-type="string" office:string-value="Left ()" calcext:value-type="string">
            <text:p>Left ()</text:p>
          </table:table-cell>
          <table:table-cell table:style-name="ce60" table:formula="of:=[.S44]" office:value-type="string" office:string-value="Right ()" calcext:value-type="string">
            <text:p>Right ()</text:p>
          </table:table-cell>
          <table:table-cell table:number-columns-repeated="5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41]&lt;&gt;[.AD41];&quot;Change&quot;;&quot;&quot;)">
            <text:p/>
          </table:table-cell>
          <table:table-cell table:style-name="ce206" table:formula="of:=IF([.Q93]=&quot;&quot;;&quot;&quot;;[.Q9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DICOM GSDF curve acceptable:</text:p>
          </table:table-cell>
          <table:table-cell table:style-name="ce56" table:formula="of:=IF([.R45]=&quot;&quot;;&quot;&quot;;IF([.R45]=1;&quot;YES&quot;;IF([.R45]=2;&quot;NO&quot;;IF([.R45]=3;&quot;NA&quot;;&quot;&quot;))))">
            <text:p/>
          </table:table-cell>
          <table:table-cell table:style-name="ce61" table:formula="of:=IF([.S45]=&quot;&quot;;&quot;&quot;;IF([.S45]=1;&quot;YES&quot;;IF([.S45]=2;&quot;NO&quot;;IF([.S45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3" office:value-type="string" calcext:value-type="string">
            <text:p>Compliance Test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46]=&quot;&quot;;&quot;&quot;;IF(LEN([.Q46])&lt;=135;[.Q46];IF(LEN([.Q46])&lt;=260;LEFT([.Q46];SEARCH(&quot; &quot;;[.Q46];125));LEFT([.Q46];SEARCH(&quot; &quot;;[.Q46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 table:number-columns-repeated="8"/>
          <table:table-cell table:style-name="ce189"/>
          <table:table-cell table:number-columns-repeated="2"/>
          <table:table-cell table:style-name="ce199"/>
          <table:table-cell table:style-name="ce200" table:formula="of:=IF([.AB43]&lt;&gt;[.AD43];&quot;Change&quot;;&quot;&quot;)">
            <text:p/>
          </table:table-cell>
          <table:table-cell table:style-name="ce206" table:formula="of:=IF([.Q95]=&quot;&quot;;&quot;&quot;;[.Q9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 table:style-name="ce17"/>
          <table:table-cell table:style-name="ce27" table:formula="of:=IF(LEN([.Q46])&lt;=135;&quot;&quot;;IF(LEN([.Q46])&lt;=260;RIGHT([.Q46];LEN([.Q46])-SEARCH(&quot; &quot;;[.Q46];125));MID([.Q46];SEARCH(&quot; &quot;;[.Q46];130);IF(LEN([.Q46])&lt;=265;LEN([.Q46]);SEARCH(&quot; &quot;;[.Q46];255)-SEARCH(&quot; &quot;;[.Q46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7" office:value-type="string" calcext:value-type="string">
            <text:p>Enter 1 for YES, 2 for NO, 3 for NA</text:p>
          </table:table-cell>
          <table:table-cell table:number-columns-repeated="2"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7"/>
          <table:table-cell table:style-name="ce28" table:formula="of:=IF(LEN([.Q46])&lt;=265;&quot;&quot;;RIGHT([.Q46];LEN([.Q46])-SEARCH(&quot; &quot;;[.Q46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/>
          <table:table-cell table:style-name="ce111" office:value-type="string" calcext:value-type="string">
            <text:p>DICOM GSDF curve acceptable:</text:p>
          </table:table-cell>
          <table:table-cell table:style-name="ce139" table:number-columns-repeated="2"/>
          <table:table-cell table:number-columns-repeated="5"/>
          <table:table-cell table:style-name="ce189"/>
          <table:table-cell table:number-columns-repeated="2"/>
          <table:table-cell table:style-name="ce199"/>
          <table:table-cell table:style-name="ce200" table:formula="of:=IF([.AB45]&lt;&gt;[.AD45];&quot;Change&quot;;&quot;&quot;)">
            <text:p/>
          </table:table-cell>
          <table:table-cell table:style-name="ce206" table:formula="of:=IF([.Q97]=&quot;&quot;;&quot;&quot;;[.Q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48]&lt;&gt;&quot;&quot;;[.Q48];IF([.AB33]=&quot;&quot;;&quot;&quot;;[.AB33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4" office:value-type="string" calcext:value-type="string">
            <text:p>TG-18 Test Patterns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46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47]&lt;&gt;[.AD47];&quot;Change&quot;;&quot;&quot;)">
            <text:p/>
          </table:table-cell>
          <table:table-cell table:style-name="ce206" table:formula="of:=IF([.Q99]=&quot;&quot;;&quot;&quot;;[.Q9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8" office:value-type="string" calcext:value-type="string">
            <text:p>TG-18 LN01</text:p>
          </table:table-cell>
          <table:table-cell table:style-name="ce17" table:number-columns-repeated="5"/>
          <table:table-cell table:style-name="ce18" office:value-type="string" calcext:value-type="string">
            <text:p>TG-18 LN18</text:p>
          </table:table-cell>
          <table:table-cell table:style-name="ce17" table:number-columns-repeated="3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6" table:formula="of:=[.Q57]" office:value-type="string" office:string-value="Left ()" calcext:value-type="string">
            <text:p>Left ()</text:p>
          </table:table-cell>
          <table:table-cell table:style-name="ce30" table:formula="of:=IF([.Q58]=&quot;&quot;;&quot;&quot;;[.Q58])">
            <text:p/>
          </table:table-cell>
          <table:table-cell table:style-name="ce16" table:formula="of:=[.R57]" office:value-type="string" office:string-value="Right ()" calcext:value-type="string">
            <text:p>Right ()</text:p>
          </table:table-cell>
          <table:table-cell table:style-name="ce30" table:formula="of:=IF([.R58]=&quot;&quot;;&quot;&quot;;[.R58])">
            <text:p/>
          </table:table-cell>
          <table:table-cell table:style-name="ce17" table:number-columns-repeated="2"/>
          <table:table-cell table:style-name="ce16" table:formula="of:=[.Q57]" office:value-type="string" office:string-value="Left ()" calcext:value-type="string">
            <text:p>Left ()</text:p>
          </table:table-cell>
          <table:table-cell table:style-name="ce30" table:formula="of:=IF([.Q59]=&quot;&quot;;&quot;&quot;;[.Q59])">
            <text:p/>
          </table:table-cell>
          <table:table-cell table:style-name="ce16" table:formula="of:=[.R57]" office:value-type="string" office:string-value="Right ()" calcext:value-type="string">
            <text:p>Right ()</text:p>
          </table:table-cell>
          <table:table-cell table:style-name="ce30" table:formula="of:=IF([.R59]=&quot;&quot;;&quot;&quot;;[.R59])">
            <text:p/>
          </table:table-cell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49]&lt;&gt;[.AD49];&quot;Change&quot;;&quot;&quot;)">
            <text:p/>
          </table:table-cell>
          <table:table-cell table:style-name="ce206" table:formula="of:=IF([.Q101]=&quot;&quot;;&quot;&quot;;[.Q10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60]=&quot;&quot;;&quot;&quot;;IF(LEN([.Q60])&lt;=135;[.Q60];IF(LEN([.Q60])&lt;=260;LEFT([.Q60];SEARCH(&quot; &quot;;[.Q60];125));LEFT([.Q60];SEARCH(&quot; &quot;;[.Q60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3" office:value-type="string" calcext:value-type="string">
            <text:p>Display Test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style-name="ce17"/>
          <table:table-cell table:style-name="ce27" table:formula="of:=IF(LEN([.Q60])&lt;=135;&quot;&quot;;IF(LEN([.Q60])&lt;=260;RIGHT([.Q60];LEN([.Q60])-SEARCH(&quot; &quot;;[.Q60];125));MID([.Q60];SEARCH(&quot; &quot;;[.Q60];130);IF(LEN([.Q60])&lt;=265;LEN([.Q60]);SEARCH(&quot; &quot;;[.Q60];255)-SEARCH(&quot; &quot;;[.Q60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6" office:value-type="string" calcext:value-type="string">
            <text:p>Date:</text:p>
          </table:table-cell>
          <table:table-cell table:style-name="ce101"/>
          <table:table-cell table:number-columns-repeated="8"/>
          <table:table-cell table:style-name="ce189"/>
          <table:table-cell table:number-columns-repeated="2"/>
          <table:table-cell table:style-name="ce199"/>
          <table:table-cell table:style-name="ce200" table:formula="of:=IF([.AB51]&lt;&gt;[.AD51];&quot;Change&quot;;&quot;&quot;)">
            <text:p/>
          </table:table-cell>
          <table:table-cell table:style-name="ce206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style-name="ce17"/>
          <table:table-cell table:style-name="ce28" table:formula="of:=IF(LEN([.Q60])&lt;=265;&quot;&quot;;RIGHT([.Q60];LEN([.Q60])-SEARCH(&quot; &quot;;[.Q60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54]&lt;&gt;&quot;&quot;;[.Q54];IF([.AB34]=&quot;&quot;;&quot;&quot;;[.AB34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52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3]&lt;&gt;[.AD53];&quot;Change&quot;;&quot;&quot;)">
            <text:p/>
          </table:table-cell>
          <table:table-cell table:style-name="ce206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style-name="ce19" office:value-type="string" calcext:value-type="string">
            <text:p>TG-18 QC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3"/>
          <table:table-cell table:style-name="ce55" table:formula="of:=[.R65]" office:value-type="string" office:string-value="Left ()" calcext:value-type="string">
            <text:p>Left ()</text:p>
          </table:table-cell>
          <table:table-cell table:style-name="ce60" table:formula="of:=[.S65]" office:value-type="string" office:string-value="Right ()" calcext:value-type="string">
            <text:p>Right ()</text:p>
          </table:table-cell>
          <table:table-cell table:number-columns-repeated="5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2"/>
          <table:table-cell table:style-name="ce199"/>
          <table:table-cell table:style-name="ce200" table:formula="of:=IF([.AB55]&lt;&gt;[.AD55];&quot;Change&quot;;&quot;&quot;)">
            <text:p/>
          </table:table-cell>
          <table:table-cell table:style-name="ce206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5%/95% patches visible:</text:p>
          </table:table-cell>
          <table:table-cell table:style-name="ce57" table:formula="of:=IF([.R66]=&quot;&quot;;&quot;&quot;;IF([.R66]=1;&quot;YES&quot;;IF([.R66]=2;&quot;NO&quot;;IF([.R66]=3;&quot;NA&quot;;&quot;&quot;))))">
            <text:p/>
          </table:table-cell>
          <table:table-cell table:style-name="ce62" table:formula="of:=IF([.S66]=&quot;&quot;;&quot;&quot;;IF([.S66]=1;&quot;YES&quot;;IF([.S66]=2;&quot;NO&quot;;IF([.S66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3" office:value-type="string" calcext:value-type="string">
            <text:p>TG-18 Test Patterns</text:p>
          </table:table-cell>
          <table:table-cell table:number-columns-repeated="9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Resolution acceptable:</text:p>
          </table:table-cell>
          <table:table-cell table:style-name="ce57" table:formula="of:=IF([.R67]=&quot;&quot;;&quot;&quot;;IF([.R67]=1;&quot;YES&quot;;IF([.R67]=2;&quot;NO&quot;;IF([.R67]=3;&quot;NA&quot;;&quot;&quot;))))">
            <text:p/>
          </table:table-cell>
          <table:table-cell table:style-name="ce62" table:formula="of:=IF([.S67]=&quot;&quot;;&quot;&quot;;IF([.S67]=1;&quot;YES&quot;;IF([.S67]=2;&quot;NO&quot;;IF([.S67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8" office:value-type="string" calcext:value-type="string">
            <text:p>TG-18 Black/White</text:p>
          </table:table-cell>
          <table:table-cell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7]&lt;&gt;[.AD57];&quot;Change&quot;;&quot;&quot;)">
            <text:p/>
          </table:table-cell>
          <table:table-cell table:style-name="ce206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2"/>
          <table:table-cell table:style-name="ce15" office:value-type="string" calcext:value-type="string">
            <text:p>Display is free of artifacts/noise:</text:p>
          </table:table-cell>
          <table:table-cell table:style-name="ce56" table:formula="of:=IF([.R68]=&quot;&quot;;&quot;&quot;;IF([.R68]=1;&quot;YES&quot;;IF([.R68]=2;&quot;NO&quot;;IF([.R68]=3;&quot;NA&quot;;&quot;&quot;))))">
            <text:p/>
          </table:table-cell>
          <table:table-cell table:style-name="ce61" table:formula="of:=IF([.S68]=&quot;&quot;;&quot;&quot;;IF([.S68]=1;&quot;YES&quot;;IF([.S68]=2;&quot;NO&quot;;IF([.S68]=3;&quot;NA&quot;;&quot;&quot;))))">
            <text:p/>
          </table:table-cell>
          <table:table-cell table:number-columns-repeated="5"/>
          <table:table-cell table:style-name="ce77"/>
          <table:table-cell/>
          <table:table-cell table:style-name="ce91"/>
          <table:table-cell table:style-name="ce109" office:value-type="string" calcext:value-type="string">
            <text:p>LN-01 (cd/m^2)</text:p>
          </table:table-cell>
          <table:table-cell table:style-name="ce121" table:number-columns-repeated="2"/>
          <table:table-cell table:number-columns-repeated="6"/>
          <table:table-cell table:style-name="ce189"/>
          <table:table-cell table:number-columns-repeated="2"/>
          <table:table-cell table:style-name="ce120" table:number-columns-repeated="3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69]=&quot;&quot;;&quot;&quot;;IF(LEN([.Q69])&lt;=135;[.Q69];IF(LEN([.Q69])&lt;=260;LEFT([.Q69];SEARCH(&quot; &quot;;[.Q69];125));LEFT([.Q69];SEARCH(&quot; &quot;;[.Q69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 table:style-name="ce110" office:value-type="string" calcext:value-type="string">
            <text:p>LN-18 (cd/m^2)</text:p>
          </table:table-cell>
          <table:table-cell table:style-name="ce122" table:number-columns-repeated="2"/>
          <table:table-cell table:number-columns-repeated="6"/>
          <table:table-cell table:style-name="ce189"/>
          <table:table-cell table:number-columns-repeated="2"/>
          <table:table-cell table:style-name="ce199"/>
          <table:table-cell table:style-name="ce200" table:formula="of:=IF([.AB59]&lt;&gt;[.AD59];&quot;Change&quot;;&quot;&quot;)">
            <text:p/>
          </table:table-cell>
          <table:table-cell table:style-name="ce206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7"/>
          <table:table-cell table:style-name="ce27" table:formula="of:=IF(LEN([.Q69])&lt;=135;&quot;&quot;;IF(LEN([.Q69])&lt;=260;RIGHT([.Q69];LEN([.Q69])-SEARCH(&quot; &quot;;[.Q69];125));MID([.Q69];SEARCH(&quot; &quot;;[.Q69];130);IF(LEN([.Q69])&lt;=265;LEN([.Q69]);SEARCH(&quot; &quot;;[.Q69];255)-SEARCH(&quot; &quot;;[.Q69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62]&lt;&gt;&quot;&quot;;[.Q62];IF([.AB42]=&quot;&quot;;&quot;&quot;;[.AB35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style-name="ce17"/>
          <table:table-cell table:style-name="ce28" table:formula="of:=IF(LEN([.Q69])&lt;=265;&quot;&quot;;RIGHT([.Q69];LEN([.Q69])-SEARCH(&quot; &quot;;[.Q69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60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20" table:number-columns-repeated="10"/>
          <table:table-cell table:style-name="ce80"/>
          <table:table-cell/>
          <table:table-cell table:style-name="ce98" office:value-type="string" calcext:value-type="string">
            <text:p>TG-18 QC</text:p>
          </table:table-cell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81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7" office:value-type="string" calcext:value-type="string">
            <text:p>Enter 1 for YES, 2 for NO, 3 for NA</text:p>
          </table:table-cell>
          <table:table-cell table:number-columns-repeated="2"/>
          <table:table-cell table:style-name="ce120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20" table:formula="of:=&quot;Right (&quot;&amp;RIGHT([.$V$14];4)&amp;&quot;)&quot;" office:value-type="string" office:string-value="Right ()" calcext:value-type="string">
            <text:p>Right ()</text:p>
          </table:table-cell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82" table:formula="of:=IF([.$R$13]=&quot;&quot;;&quot;&quot;;[.$R$13])">
            <text:p/>
          </table:table-cell>
          <table:table-cell/>
          <table:table-cell table:style-name="ce91"/>
          <table:table-cell/>
          <table:table-cell table:style-name="ce111" office:value-type="string" calcext:value-type="string">
            <text:p>5%/95% patches visible:</text:p>
          </table:table-cell>
          <table:table-cell table:style-name="ce140"/>
          <table:table-cell table:style-name="ce159"/>
          <table:table-cell table:number-columns-repeated="5"/>
          <table:table-cell table:style-name="ce189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1"/>
          <table:table-cell/>
          <table:table-cell table:style-name="ce111" office:value-type="string" calcext:value-type="string">
            <text:p>Resolution acceptable:</text:p>
          </table:table-cell>
          <table:table-cell table:style-name="ce141"/>
          <table:table-cell table:style-name="ce160"/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1"/>
          <table:table-cell table:style-name="ce84" table:formula="of:=[.$H$5]" office:value-type="string" office:string-value="Mammography Monitor Compliance Inspection" calcext:value-type="string">
            <text:p>Mammography Monitor Compliance Inspection</text:p>
          </table:table-cell>
          <table:table-cell/>
          <table:table-cell table:style-name="ce91"/>
          <table:table-cell/>
          <table:table-cell table:style-name="ce111" office:value-type="string" calcext:value-type="string">
            <text:p>Display is free of artifacts/noise:</text:p>
          </table:table-cell>
          <table:table-cell table:style-name="ce142"/>
          <table:table-cell table:style-name="ce161"/>
          <table:table-cell table:number-columns-repeated="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12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71]&lt;&gt;&quot;&quot;;[.Q71];IF([.AB36]=&quot;&quot;;&quot;&quot;;[.AB36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TG-18 Uniformity</text:p>
          </table:table-cell>
          <table:table-cell table:style-name="ce13" table:number-columns-repeated="9"/>
          <table:table-cell table:style-name="ce76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69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17"/>
          <table:table-cell table:style-name="ce33" table:formula="of:=[.Q74]" office:value-type="string" office:string-value="UNL-10 (cd/m^2)" calcext:value-type="string" table:number-columns-spanned="2" table:number-rows-spanned="1">
            <text:p>UNL-10 (cd/m^2)</text:p>
          </table:table-cell>
          <table:covered-table-cell table:style-name="ce47"/>
          <table:table-cell table:style-name="ce58" table:formula="of:=[.S74]" office:value-type="string" office:string-value="UNL-80 (cd/m^2)" calcext:value-type="string" table:number-columns-spanned="2" table:number-rows-spanned="1">
            <text:p>UNL-80 (cd/m^2)</text:p>
          </table:table-cell>
          <table:covered-table-cell table:style-name="ce63"/>
          <table:table-cell/>
          <table:table-cell table:style-name="ce72" office:value-type="string" calcext:value-type="string">
            <text:p>Visual Assessment</text:p>
          </table:table-cell>
          <table:table-cell table:number-columns-repeated="3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/>
          <table:table-cell table:style-name="ce17"/>
          <table:table-cell table:style-name="ce34" table:formula="of:=[.Q75]" office:value-type="string" office:string-value="Left ()" calcext:value-type="string">
            <text:p>Left ()</text:p>
          </table:table-cell>
          <table:table-cell table:style-name="ce48" table:formula="of:=[.R75]" office:value-type="string" office:string-value="Right ()" calcext:value-type="string">
            <text:p>Right ()</text:p>
          </table:table-cell>
          <table:table-cell table:style-name="ce48" table:formula="of:=[.S75]" office:value-type="string" office:string-value="Left ()" calcext:value-type="string">
            <text:p>Left ()</text:p>
          </table:table-cell>
          <table:table-cell table:style-name="ce64" table:formula="of:=[.T75]" office:value-type="string" office:string-value="Right ()" calcext:value-type="string">
            <text:p>Right ()</text:p>
          </table:table-cell>
          <table:table-cell/>
          <table:table-cell table:style-name="ce42" table:formula="of:=IF([.V75]=&quot;&quot;;&quot;TBD&quot;;IF([.V75]=1;&quot;YES&quot;;IF([.V75]=2;&quot;NO&quot;;IF([.V75]=3;&quot;NA&quot;;&quot;&quot;))))" office:value-type="string" office:string-value="TBD" calcext:value-type="string">
            <text:p>TBD</text:p>
          </table:table-cell>
          <table:table-cell table:style-name="ce17" office:value-type="string" calcext:value-type="string">
            <text:p>Free from gross non-uniformities</text:p>
          </table:table-cell>
          <table:table-cell table:number-columns-repeated="2"/>
          <table:table-cell table:style-name="ce77"/>
          <table:table-cell/>
          <table:table-cell table:style-name="ce91"/>
          <table:table-cell table:number-columns-repeated="9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8"/>
          <table:table-cell table:style-name="ce15" office:value-type="string" calcext:value-type="string">
            <text:p>Average:</text:p>
          </table:table-cell>
          <table:table-cell table:style-name="ce35" table:formula="of:=IF([.Q81]=&quot;&quot;;&quot;&quot;;[.Q81])">
            <text:p/>
          </table:table-cell>
          <table:table-cell table:style-name="ce49" table:formula="of:=IF([.R81]=&quot;&quot;;&quot;&quot;;[.R81])">
            <text:p/>
          </table:table-cell>
          <table:table-cell table:style-name="ce49" table:formula="of:=IF([.S81]=&quot;&quot;;&quot;&quot;;[.S81])">
            <text:p/>
          </table:table-cell>
          <table:table-cell table:style-name="ce65" table:formula="of:=IF([.T81]=&quot;&quot;;&quot;&quot;;[.T81])">
            <text:p/>
          </table:table-cell>
          <table:table-cell/>
          <table:table-cell table:style-name="ce43" table:formula="of:=IF([.V76]=&quot;&quot;;&quot;TBD&quot;;IF([.V76]=1;&quot;YES&quot;;IF([.V76]=2;&quot;NO&quot;;IF([.V76]=3;&quot;NA&quot;;&quot;&quot;))))" office:value-type="string" office:string-value="TBD" calcext:value-type="string">
            <text:p>TBD</text:p>
          </table:table-cell>
          <table:table-cell table:style-name="ce17" office:value-type="string" calcext:value-type="string">
            <text:p>Free from non-symmetric non-uniformities</text:p>
          </table:table-cell>
          <table:table-cell table:number-columns-repeated="2"/>
          <table:table-cell table:style-name="ce77"/>
          <table:table-cell/>
          <table:table-cell table:style-name="ce98" office:value-type="string" calcext:value-type="string">
            <text:p>TG-18 Uniformity</text:p>
          </table:table-cell>
          <table:table-cell table:number-columns-repeated="6"/>
          <table:table-cell table:style-name="ce72" office:value-type="string" calcext:value-type="string">
            <text:p>Visual assessment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8"/>
          <table:table-cell table:style-name="ce15" office:value-type="string" calcext:value-type="string">
            <text:p>SD:</text:p>
          </table:table-cell>
          <table:table-cell table:style-name="ce35" table:formula="of:=IF([.Q82]=&quot;&quot;;&quot;&quot;;[.Q82])">
            <text:p/>
          </table:table-cell>
          <table:table-cell table:style-name="ce49" table:formula="of:=IF([.R82]=&quot;&quot;;&quot;&quot;;[.R82])">
            <text:p/>
          </table:table-cell>
          <table:table-cell table:style-name="ce49" table:formula="of:=IF([.S82]=&quot;&quot;;&quot;&quot;;[.S82])">
            <text:p/>
          </table:table-cell>
          <table:table-cell table:style-name="ce65" table:formula="of:=IF([.T82]=&quot;&quot;;&quot;&quot;;[.T82])">
            <text:p/>
          </table:table-cell>
          <table:table-cell/>
          <table:table-cell table:style-name="ce43" table:formula="of:=IF([.V77]=&quot;&quot;;&quot;TBD&quot;;IF([.V77]=1;&quot;YES&quot;;IF([.V77]=2;&quot;NO&quot;;IF([.V77]=3;&quot;NA&quot;;&quot;&quot;))))" office:value-type="string" office:string-value="TBD" calcext:value-type="string">
            <text:p>TBD</text:p>
          </table:table-cell>
          <table:table-cell table:style-name="ce17" office:value-type="string" calcext:value-type="string">
            <text:p>Free from significant luminance variation</text:p>
          </table:table-cell>
          <table:table-cell table:number-columns-repeated="2"/>
          <table:table-cell table:style-name="ce77"/>
          <table:table-cell/>
          <table:table-cell table:style-name="ce91"/>
          <table:table-cell/>
          <table:table-cell table:style-name="ce123" office:value-type="string" calcext:value-type="string" table:number-columns-spanned="2" table:number-rows-spanned="1">
            <text:p>UNL-10 (cd/m^2)</text:p>
          </table:table-cell>
          <table:covered-table-cell table:style-name="ce143"/>
          <table:table-cell table:style-name="ce123" office:value-type="string" calcext:value-type="string" table:number-columns-spanned="2" table:number-rows-spanned="1">
            <text:p>UNL-80 (cd/m^2)</text:p>
          </table:table-cell>
          <table:covered-table-cell table:style-name="ce143"/>
          <table:table-cell/>
          <table:table-cell table:style-name="ce177" office:value-type="string" calcext:value-type="string">
            <text:p>Enter 1 for YES, 2 for NO, 3 for NA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8"/>
          <table:table-cell table:style-name="ce15" office:value-type="string" calcext:value-type="string">
            <text:p>Deviation (%)</text:p>
          </table:table-cell>
          <table:table-cell table:style-name="ce36" table:formula="of:=IF([.Q83]=&quot;&quot;;&quot;&quot;;[.Q83])">
            <text:p/>
          </table:table-cell>
          <table:table-cell table:style-name="ce50" table:formula="of:=IF([.R83]=&quot;&quot;;&quot;&quot;;[.R83])">
            <text:p/>
          </table:table-cell>
          <table:table-cell table:style-name="ce50" table:formula="of:=IF([.S83]=&quot;&quot;;&quot;&quot;;[.S83])">
            <text:p/>
          </table:table-cell>
          <table:table-cell table:style-name="ce66" table:formula="of:=IF([.T83]=&quot;&quot;;&quot;&quot;;[.T83])">
            <text:p/>
          </table:table-cell>
          <table:table-cell table:number-columns-repeated="5"/>
          <table:table-cell table:style-name="ce77"/>
          <table:table-cell/>
          <table:table-cell table:style-name="ce91"/>
          <table:table-cell/>
          <table:table-cell table:style-name="ce12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44" table:formula="of:=&quot;Right (&quot;&amp;RIGHT([.$V$14];4)&amp;&quot;)&quot;" office:value-type="string" office:string-value="Right ()" calcext:value-type="string">
            <text:p>Right ()</text:p>
          </table:table-cell>
          <table:table-cell table:style-name="ce124" table:formula="of:=&quot;Left (&quot;&amp;RIGHT([.$V$13];4)&amp;&quot;)&quot;" office:value-type="string" office:string-value="Left ()" calcext:value-type="string">
            <text:p>Left ()</text:p>
          </table:table-cell>
          <table:table-cell table:style-name="ce144" table:formula="of:=&quot;Right (&quot;&amp;RIGHT([.$V$14];4)&amp;&quot;)&quot;" office:value-type="string" office:string-value="Right ()" calcext:value-type="string">
            <text:p>Right ()</text:p>
          </table:table-cell>
          <table:table-cell/>
          <table:table-cell table:style-name="ce178"/>
          <table:table-cell office:value-type="string" calcext:value-type="string">
            <text:p>Free from gross non-uniformities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8"/>
          <table:table-cell/>
          <table:table-cell table:style-name="ce37" table:formula="of:=IF([.D75]=&quot;&quot;;&quot;&quot;;IF([.D75]&lt;=0.3;&quot;PASS&quot;;&quot;FAIL&quot;))">
            <text:p/>
          </table:table-cell>
          <table:table-cell table:style-name="ce51" table:formula="of:=IF([.E75]=&quot;&quot;;&quot;&quot;;IF([.E75]&lt;=0.3;&quot;PASS&quot;;&quot;FAIL&quot;))">
            <text:p/>
          </table:table-cell>
          <table:table-cell table:style-name="ce51" table:formula="of:=IF([.F75]=&quot;&quot;;&quot;&quot;;IF([.F75]&lt;=0.3;&quot;PASS&quot;;&quot;FAIL&quot;))">
            <text:p/>
          </table:table-cell>
          <table:table-cell table:style-name="ce67" table:formula="of:=IF([.G75]=&quot;&quot;;&quot;&quot;;IF([.G75]&lt;=0.3;&quot;PASS&quot;;&quot;FAIL&quot;))">
            <text:p/>
          </table:table-cell>
          <table:table-cell/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77"/>
          <table:table-cell/>
          <table:table-cell table:style-name="ce91"/>
          <table:table-cell table:style-name="ce111" office:value-type="string" calcext:value-type="string">
            <text:p>Top left</text:p>
          </table:table-cell>
          <table:table-cell table:style-name="ce125"/>
          <table:table-cell table:style-name="ce145"/>
          <table:table-cell table:style-name="ce162"/>
          <table:table-cell table:style-name="ce145"/>
          <table:table-cell/>
          <table:table-cell table:style-name="ce178"/>
          <table:table-cell office:value-type="string" calcext:value-type="string">
            <text:p>Free from non-symmetric non-uniformities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8"/>
          <table:table-cell table:style-name="ce15" office:value-type="string" calcext:value-type="string">
            <text:p>Comments:</text:p>
          </table:table-cell>
          <table:table-cell table:style-name="ce26" table:formula="of:=IF([.Q84]=&quot;&quot;;&quot;&quot;;IF(LEN([.Q84])&lt;=135;[.Q84];IF(LEN([.Q84])&lt;=260;LEFT([.Q84];SEARCH(&quot; &quot;;[.Q84];125));LEFT([.Q84];SEARCH(&quot; &quot;;[.Q84];130)))))">
            <text:p/>
          </table:table-cell>
          <table:table-cell table:style-name="ce26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Top right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/>
          <table:table-cell table:style-name="ce178"/>
          <table:table-cell office:value-type="string" calcext:value-type="string">
            <text:p>Free from significant luminance variation</text:p>
          </table:table-cell>
          <table:table-cell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7"/>
          <table:table-cell table:style-name="ce27" table:formula="of:=IF(LEN([.Q84])&lt;=135;&quot;&quot;;IF(LEN([.Q84])&lt;=260;RIGHT([.Q84];LEN([.Q87])-SEARCH(&quot; &quot;;[.Q84];125));MID([.Q84];SEARCH(&quot; &quot;;[.Q84];130);IF(LEN([.Q84])&lt;=265;LEN([.Q84]);SEARCH(&quot; &quot;;[.Q84];255)-SEARCH(&quot; &quot;;[.Q84];130))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Center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8"/>
          <table:table-cell table:style-name="ce17"/>
          <table:table-cell table:style-name="ce28" table:formula="of:=IF(LEN([.Q84])&lt;=265;&quot;&quot;;RIGHT([.Q84];LEN([.Q84])-SEARCH(&quot; &quot;;[.Q84];255)))">
            <text:p/>
          </table:table-cell>
          <table:table-cell table:style-name="ce27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Bottom left</text:p>
          </table:table-cell>
          <table:table-cell table:style-name="ce126"/>
          <table:table-cell table:style-name="ce146"/>
          <table:table-cell table:style-name="ce163"/>
          <table:table-cell table:style-name="ce146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number-columns-repeated="10"/>
          <table:table-cell table:style-name="ce77"/>
          <table:table-cell/>
          <table:table-cell table:style-name="ce91"/>
          <table:table-cell table:style-name="ce111" office:value-type="string" calcext:value-type="string">
            <text:p>Bottom right</text:p>
          </table:table-cell>
          <table:table-cell table:style-name="ce127"/>
          <table:table-cell table:style-name="ce147"/>
          <table:table-cell table:style-name="ce164"/>
          <table:table-cell table:style-name="ce147"/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8"/>
          <table:table-cell table:style-name="ce14" office:value-type="string" calcext:value-type="string">
            <text:p>Comments:</text:p>
          </table:table-cell>
          <table:table-cell table:number-columns-repeated="9"/>
          <table:table-cell table:style-name="ce77"/>
          <table:table-cell/>
          <table:table-cell table:style-name="ce91"/>
          <table:table-cell table:style-name="ce111" office:value-type="string" calcext:value-type="string">
            <text:p>Average (cd/m^2):</text:p>
          </table:table-cell>
          <table:table-cell table:style-name="ce128" table:formula="of:=IF([.Q76]=&quot;&quot;;&quot;&quot;;AVERAGE([.Q76:.Q80]))">
            <text:p/>
          </table:table-cell>
          <table:table-cell table:style-name="ce148" table:formula="of:=IF([.R76]=&quot;&quot;;&quot;&quot;;AVERAGE([.R76:.R80]))">
            <text:p/>
          </table:table-cell>
          <table:table-cell table:style-name="ce165" table:formula="of:=IF([.S76]=&quot;&quot;;&quot;&quot;;AVERAGE([.S76:.S80]))">
            <text:p/>
          </table:table-cell>
          <table:table-cell table:style-name="ce148" table:formula="of:=IF([.T76]=&quot;&quot;;&quot;&quot;;AVERAGE([.T76:.T80]))">
            <text:p/>
          </table:table-cell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8"/>
          <table:table-cell/>
          <table:table-cell table:style-name="ce38" table:formula="of:=IF([.Q91]=&quot;&quot;;&quot;&quot;;IF(LEN([.Q91])&lt;=135;[.Q91];IF(LEN([.Q91])&lt;=260;LEFT([.Q91];SEARCH(&quot; &quot;;[.Q91];125));LEFT([.Q91];SEARCH(&quot; &quot;;[.Q91];130)))))">
            <text:p/>
          </table:table-cell>
          <table:table-cell table:style-name="ce52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SD (cd/m^2):</text:p>
          </table:table-cell>
          <table:table-cell table:style-name="ce129" table:formula="of:=IF([.Q76]=&quot;&quot;;&quot;&quot;;STDEV([.Q76:.Q80]))">
            <text:p/>
          </table:table-cell>
          <table:table-cell table:style-name="ce149" table:formula="of:=IF([.R76]=&quot;&quot;;&quot;&quot;;STDEV([.R76:.R80]))">
            <text:p/>
          </table:table-cell>
          <table:table-cell table:style-name="ce166" table:formula="of:=IF([.S76]=&quot;&quot;;&quot;&quot;;STDEV([.S76:.S80]))">
            <text:p/>
          </table:table-cell>
          <table:table-cell table:style-name="ce149" table:formula="of:=IF([.T76]=&quot;&quot;;&quot;&quot;;STDEV([.T76:.T80]))">
            <text:p/>
          </table:table-cell>
          <table:table-cell table:number-columns-repeated="4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/>
          <table:table-cell/>
          <table:table-cell table:style-name="ce39" table:formula="of:=IF(LEN([.Q91])&lt;=135;&quot;&quot;;IF(LEN([.Q91])&lt;=260;RIGHT([.Q91];LEN([.Q91])-SEARCH(&quot; &quot;;[.Q91];125));MID([.Q91];SEARCH(&quot; &quot;;[.Q91];130);IF(LEN([.Q91])&lt;=265;LEN([.Q91]);SEARCH(&quot; &quot;;[.Q91];255)-SEARCH(&quot; &quot;;[.Q9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111" office:value-type="string" calcext:value-type="string">
            <text:p>Luminance Deviation (%):</text:p>
          </table:table-cell>
          <table:table-cell table:style-name="ce130" table:formula="of:=IF([.Q76]=&quot;&quot;;&quot;&quot;;(MAX([.Q76:.Q80])-MIN([.Q76:.Q80]))/(MIN([.Q76:.Q80])+MAX([.Q76:.Q80])))">
            <text:p/>
          </table:table-cell>
          <table:table-cell table:style-name="ce150" table:formula="of:=IF([.R76]=&quot;&quot;;&quot;&quot;;(MAX([.R76:.R80])-MIN([.R76:.R80]))/(MIN([.R76:.R80])+MAX([.R76:.R80])))">
            <text:p/>
          </table:table-cell>
          <table:table-cell table:style-name="ce167" table:formula="of:=IF([.S76]=&quot;&quot;;&quot;&quot;;(MAX([.S76:.S80])-MIN([.S76:.S80]))/(MIN([.S76:.S80])+MAX([.S76:.S80])))">
            <text:p/>
          </table:table-cell>
          <table:table-cell table:style-name="ce150" table:formula="of:=IF([.T76]=&quot;&quot;;&quot;&quot;;(MAX([.T76:.T80])-MIN([.T76:.T80]))/(MIN([.T76:.T80])+MAX([.T76:.T80])))">
            <text:p/>
          </table:table-cell>
          <table:table-cell table:style-name="ce59" office:value-type="string" calcext:value-type="string">
            <text:p>Criteria:</text:p>
          </table:table-cell>
          <table:table-cell office:value-type="string" calcext:value-type="string">
            <text:p>Luminance deviation is &lt; 30%</text:p>
          </table:table-cell>
          <table:table-cell table:number-columns-repeated="2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/>
          <table:table-cell/>
          <table:table-cell table:style-name="ce39" table:formula="of:=IF(LEN([.Q91])&lt;=265;&quot;&quot;;RIGHT([.Q91];LEN([.Q91])-SEARCH(&quot; &quot;;[.Q91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Comments:</text:p>
          </table:table-cell>
          <table:table-cell table:style-name="ce115" table:formula="of:=IF([.Q86]&lt;&gt;&quot;&quot;;[.Q86];IF([.AB37]=&quot;&quot;;&quot;&quot;;[.AB37]))">
            <text:p/>
          </table:table-cell>
          <table:table-cell table:style-name="ce135" table:number-columns-repeated="4"/>
          <table:table-cell table:style-name="ce176"/>
          <table:table-cell table:style-name="ce11"/>
          <table:table-cell table:style-name="ce135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/>
          <table:table-cell/>
          <table:table-cell table:style-name="ce39" table:formula="of:=IF([.Q93]=&quot;&quot;;&quot;&quot;;IF(LEN([.Q93])&lt;=135;[.Q93];IF(LEN([.Q93])&lt;=260;LEFT([.Q93];SEARCH(&quot; &quot;;[.Q93];125));LEFT([.Q93];SEARCH(&quot; &quot;;[.Q9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36" table:formula="of:=LEN([.Q84])" office:value-type="float" office:value="0" calcext:value-type="float">
            <text:p>0</text:p>
          </table:table-cell>
          <table:table-cell table:style-name="ce137" table:number-columns-repeated="6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/>
          <table:table-cell/>
          <table:table-cell table:style-name="ce39" table:formula="of:=IF(LEN([.Q93])&lt;=135;&quot;&quot;;IF(LEN([.Q93])&lt;=260;RIGHT([.Q93];LEN([.Q93])-SEARCH(&quot; &quot;;[.Q93];125));MID([.Q93];SEARCH(&quot; &quot;;[.Q93];130);IF(LEN([.Q93])&lt;=265;LEN([.Q93]);SEARCH(&quot; &quot;;[.Q93];255)-SEARCH(&quot; &quot;;[.Q9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91"/>
          <table:table-cell table:style-name="ce21" office:value-type="string" calcext:value-type="string">
            <text:p>New:</text:p>
          </table:table-cell>
          <table:table-cell table:style-name="ce117"/>
          <table:table-cell table:style-name="ce137" table:number-columns-repeated="7"/>
          <table:table-cell table:style-name="ce189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8"/>
          <table:table-cell/>
          <table:table-cell table:style-name="ce39" table:formula="of:=IF(LEN([.Q93])&lt;=265;&quot;&quot;;RIGHT([.Q93];LEN([.Q93])-SEARCH(&quot; &quot;;[.Q93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9"/>
          <table:table-cell table:style-name="ce104" table:number-columns-repeated="9"/>
          <table:table-cell table:style-name="ce187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8"/>
          <table:table-cell/>
          <table:table-cell table:style-name="ce39" table:formula="of:=IF([.Q95]=&quot;&quot;;&quot;&quot;;IF(LEN([.Q95])&lt;=135;[.Q95];IF(LEN([.Q95])&lt;=260;LEFT([.Q95];SEARCH(&quot; &quot;;[.Q95];125));LEFT([.Q95];SEARCH(&quot; &quot;;[.Q95];130)))))">
            <text:p/>
          </table:table-cell>
          <table:table-cell table:style-name="ce53" table:number-columns-repeated="8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8"/>
          <table:table-cell/>
          <table:table-cell table:style-name="ce39" table:formula="of:=IF(LEN([.Q95])&lt;=135;&quot;&quot;;IF(LEN([.Q95])&lt;=260;RIGHT([.Q95];LEN([.Q95])-SEARCH(&quot; &quot;;[.Q95];125));MID([.Q95];SEARCH(&quot; &quot;;[.Q95];130);IF(LEN([.Q95])&lt;=265;LEN([.Q95]);SEARCH(&quot; &quot;;[.Q95];255)-SEARCH(&quot; &quot;;[.Q9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11" table:number-columns-repeated="5"/>
          <table:table-cell table:style-name="ce171" office:value-type="string" calcext:value-type="string">
            <text:p>Comments Page 1</text:p>
          </table:table-cell>
          <table:table-cell table:style-name="ce11" table:number-columns-repeated="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8"/>
          <table:table-cell/>
          <table:table-cell table:style-name="ce39" table:formula="of:=IF(LEN([.Q95])&lt;=265;&quot;&quot;;RIGHT([.Q95];LEN([.Q95])-SEARCH(&quot; &quot;;[.Q95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8"/>
          <table:table-cell table:style-name="ce99" table:number-columns-repeated="3"/>
          <table:table-cell table:style-name="ce168" office:value-type="string" calcext:value-type="string">
            <text:p>Previous Year Comments</text:p>
          </table:table-cell>
          <table:table-cell table:style-name="ce99" table:number-columns-repeated="5"/>
          <table:table-cell table:style-name="ce182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8"/>
          <table:table-cell/>
          <table:table-cell table:style-name="ce39" table:formula="of:=IF([.Q97]=&quot;&quot;;&quot;&quot;;IF(LEN([.Q97])&lt;=135;[.Q97];IF(LEN([.Q97])&lt;=260;LEFT([.Q97];SEARCH(&quot; &quot;;[.Q97];125));LEFT([.Q97];SEARCH(&quot; &quot;;[.Q9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Comments:</text:p>
          </table:table-cell>
          <table:table-cell table:style-name="ce131"/>
          <table:table-cell table:style-name="ce151"/>
          <table:table-cell table:style-name="ce169" table:formula="of:=IF([.AB39]=&quot;&quot;;&quot;&quot;;[.AB3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8"/>
          <table:table-cell/>
          <table:table-cell table:style-name="ce39" table:formula="of:=IF(LEN([.Q97])&lt;=135;&quot;&quot;;IF(LEN([.Q97])&lt;=260;RIGHT([.Q97];LEN([.Q97])-SEARCH(&quot; &quot;;[.Q97];125));MID([.Q97];SEARCH(&quot; &quot;;[.Q97];130);IF(LEN([.Q97])&lt;=265;LEN([.Q97]);SEARCH(&quot; &quot;;[.Q97];255)-SEARCH(&quot; &quot;;[.Q9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1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8"/>
          <table:table-cell/>
          <table:table-cell table:style-name="ce39" table:formula="of:=IF(LEN([.Q97])&lt;=265;&quot;&quot;;RIGHT([.Q97];LEN([.Q97])-SEARCH(&quot; &quot;;[.Q97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1]=&quot;&quot;;&quot;&quot;;[.AB41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8"/>
          <table:table-cell/>
          <table:table-cell table:style-name="ce39" table:formula="of:=IF([.Q99]=&quot;&quot;;&quot;&quot;;IF(LEN([.Q99])&lt;=135;[.Q99];IF(LEN([.Q99])&lt;=260;LEFT([.Q99];SEARCH(&quot; &quot;;[.Q99];125));LEFT([.Q99];SEARCH(&quot; &quot;;[.Q9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3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8"/>
          <table:table-cell/>
          <table:table-cell table:style-name="ce39" table:formula="of:=IF(LEN([.Q99])&lt;=135;&quot;&quot;;IF(LEN([.Q99])&lt;=260;RIGHT([.Q99];LEN([.Q99])-SEARCH(&quot; &quot;;[.Q99];125));MID([.Q99];SEARCH(&quot; &quot;;[.Q99];130);IF(LEN([.Q99])&lt;=265;LEN([.Q99]);SEARCH(&quot; &quot;;[.Q99];255)-SEARCH(&quot; &quot;;[.Q9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3]=&quot;&quot;;&quot;&quot;;[.AB43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8"/>
          <table:table-cell/>
          <table:table-cell table:style-name="ce39" table:formula="of:=IF(LEN([.Q99])&lt;=265;&quot;&quot;;RIGHT([.Q99];LEN([.Q99])-SEARCH(&quot; &quot;;[.Q99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5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8"/>
          <table:table-cell/>
          <table:table-cell table:style-name="ce39" table:formula="of:=IF([.Q101]=&quot;&quot;;&quot;&quot;;IF(LEN([.Q101])&lt;=135;[.Q101];IF(LEN([.Q101])&lt;=260;LEFT([.Q101];SEARCH(&quot; &quot;;[.Q101];125));LEFT([.Q101];SEARCH(&quot; &quot;;[.Q10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5]=&quot;&quot;;&quot;&quot;;[.AB45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8"/>
          <table:table-cell/>
          <table:table-cell table:style-name="ce39" table:formula="of:=IF(LEN([.Q101])&lt;=135;&quot;&quot;;IF(LEN([.Q101])&lt;=260;RIGHT([.Q101];LEN([.Q101])-SEARCH(&quot; &quot;;[.Q101];125));MID([.Q101];SEARCH(&quot; &quot;;[.Q101];130);IF(LEN([.Q101])&lt;=265;LEN([.Q101]);SEARCH(&quot; &quot;;[.Q101];255)-SEARCH(&quot; &quot;;[.Q10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7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8"/>
          <table:table-cell/>
          <table:table-cell table:style-name="ce39" table:formula="of:=IF(LEN([.Q101])&lt;=265;&quot;&quot;;RIGHT([.Q101];LEN([.Q101])-SEARCH(&quot; &quot;;[.Q101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7]=&quot;&quot;;&quot;&quot;;[.AB47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8"/>
          <table:table-cell/>
          <table:table-cell table:style-name="ce39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99])" office:value-type="float" office:value="0" calcext:value-type="float">
            <text:p>0</text:p>
          </table:table-cell>
          <table:table-cell table:style-name="ce137" table:number-columns-repeated="2"/>
          <table:table-cell table:style-name="ce172"/>
          <table:table-cell table:style-name="ce137" table:number-columns-repeated="3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8"/>
          <table:table-cell/>
          <table:table-cell table:style-name="ce39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49]=&quot;&quot;;&quot;&quot;;[.AB4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8"/>
          <table:table-cell/>
          <table:table-cell table:style-name="ce39" table:formula="of:=IF(LEN([.Q103])&lt;=265;&quot;&quot;;RIGHT([.Q103];LEN([.Q103])-SEARCH(&quot; &quot;;[.Q103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1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8"/>
          <table:table-cell/>
          <table:table-cell table:style-name="ce39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1]=&quot;&quot;;&quot;&quot;;[.AB51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8"/>
          <table:table-cell/>
          <table:table-cell table:style-name="ce39" table:formula="of:=IF(LEN([.Q105])&lt;=135;&quot;&quot;;IF(LEN([.Q105])&lt;=260;RIGHT([.Q105];LEN([.Q105])-SEARCH(&quot; &quot;;[.Q105];125));MID([.Q105];SEARCH(&quot; &quot;;[.Q105];130);IF(LEN([.Q105])&lt;=265;LEN([.Q105]);SEARCH(&quot; &quot;;[.Q105];255)-SEARCH(&quot; &quot;;[.Q105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3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8"/>
          <table:table-cell/>
          <table:table-cell table:style-name="ce39" table:formula="of:=IF(LEN([.Q105])&lt;=265;&quot;&quot;;RIGHT([.Q105];LEN([.Q105])-SEARCH(&quot; &quot;;[.Q105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3]=&quot;&quot;;&quot;&quot;;[.AB53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8"/>
          <table:table-cell/>
          <table:table-cell table:style-name="ce39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5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8"/>
          <table:table-cell/>
          <table:table-cell table:style-name="ce39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5]=&quot;&quot;;&quot;&quot;;[.AB55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8"/>
          <table:table-cell/>
          <table:table-cell table:style-name="ce39" table:formula="of:=IF(LEN([.Q107])&lt;=265;&quot;&quot;;RIGHT([.Q107];LEN([.Q107])-SEARCH(&quot; &quot;;[.Q107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7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/>
          <table:table-cell table:style-name="ce39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7]=&quot;&quot;;&quot;&quot;;[.AB57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8"/>
          <table:table-cell/>
          <table:table-cell table:style-name="ce39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09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/>
          <table:table-cell table:style-name="ce39" table:formula="of:=IF(LEN([.Q109])&lt;=265;&quot;&quot;;RIGHT([.Q109];LEN([.Q109])-SEARCH(&quot; &quot;;[.Q109];255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21" office:value-type="string" calcext:value-type="string">
            <text:p>Additional Comments:</text:p>
          </table:table-cell>
          <table:table-cell table:style-name="ce131"/>
          <table:table-cell table:style-name="ce151"/>
          <table:table-cell table:style-name="ce169" table:formula="of:=IF([.AB59]=&quot;&quot;;&quot;&quot;;[.AB59])">
            <text:p/>
          </table:table-cell>
          <table:table-cell table:style-name="ce135" table:number-columns-repeated="2"/>
          <table:table-cell table:style-name="ce176"/>
          <table:table-cell table:style-name="ce11"/>
          <table:table-cell table:style-name="ce135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/>
          <table:table-cell table:style-name="ce39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6"/>
          <table:table-cell table:style-name="ce108" office:value-type="string" calcext:value-type="string">
            <text:p>Do not exceed 390 chars</text:p>
          </table:table-cell>
          <table:table-cell table:style-name="ce116"/>
          <table:table-cell table:style-name="ce152" table:formula="of:=LEN([.Q111])" office:value-type="float" office:value="0" calcext:value-type="float">
            <text:p>0</text:p>
          </table:table-cell>
          <table:table-cell table:style-name="ce137" table:number-columns-repeated="6"/>
          <table:table-cell table:style-name="ce18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/>
          <table:table-cell table:style-name="ce39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53" table:number-columns-repeated="8"/>
          <table:table-cell table:style-name="ce77"/>
          <table:table-cell/>
          <table:table-cell table:style-name="ce89"/>
          <table:table-cell table:style-name="ce104" table:number-columns-repeated="9"/>
          <table:table-cell table:style-name="ce187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/>
          <table:table-cell table:style-name="ce39" table:formula="of:=IF(LEN([.Q111])&lt;=265;&quot;&quot;;RIGHT([.Q111];LEN([.Q111])-SEARCH(&quot; &quot;;[.Q111];255)))">
            <text:p/>
          </table:table-cell>
          <table:table-cell table:style-name="ce53" table:number-columns-repeated="8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8"/>
          <table:table-cell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9"/>
          <table:table-cell table:style-name="ce20" table:number-columns-repeated="10"/>
          <table:table-cell table:style-name="ce80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1" office:value-type="string" calcext:value-type="string">
            <text:p>Date:</text:p>
          </table:table-cell>
          <table:table-cell table:style-name="ce31" table:formula="of:=IF([.$P$7]=&quot;&quot;;&quot;&quot;;[.$P$7])">
            <text:p/>
          </table:table-cell>
          <table:table-cell table:style-name="ce11" table:number-columns-repeated="7"/>
          <table:table-cell table:style-name="ce21" office:value-type="string" calcext:value-type="string">
            <text:p>Inspector:</text:p>
          </table:table-cell>
          <table:table-cell table:style-name="ce81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1" office:value-type="string" calcext:value-type="string">
            <text:p>Room Number</text:p>
          </table:table-cell>
          <table:table-cell table:style-name="ce32" table:formula="of:=IF([.$J$12]=&quot;&quot;;&quot;&quot;;[.$J$12])">
            <text:p/>
          </table:table-cell>
          <table:table-cell table:style-name="ce11" table:number-columns-repeated="7"/>
          <table:table-cell table:style-name="ce21" office:value-type="string" calcext:value-type="string">
            <text:p>Survey ID:</text:p>
          </table:table-cell>
          <table:table-cell table:style-name="ce8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rco.Q83:Barco.T83">
            <calcext:condition calcext:apply-style-name="Pass" calcext:value="&lt;=0.3" calcext:base-cell-address="Barco.Q83"/>
            <calcext:condition calcext:apply-style-name="Fail" calcext:value="&gt;0.3" calcext:base-cell-address="Barco.Q83"/>
          </calcext:conditional-format>
          <calcext:conditional-format calcext:target-range-address="Barco.P26:Barco.P26">
            <calcext:condition calcext:apply-style-name="Pass" calcext:value="&lt;=20" calcext:base-cell-address="Barco.P26"/>
            <calcext:condition calcext:apply-style-name="Fail" calcext:value="&gt;20" calcext:base-cell-address="Barco.P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gt;=0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66ff00"/>
    </style:style>
    <style:style style:name="Fail" style:family="table-cell" style:parent-style-name="Default">
      <style:table-cell-properties fo:background-color="#cc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2:16:14.969727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9:20:53.533448715</meta:creation-date>
    <dc:date>2016-03-08T12:21:50.225311127</dc:date>
    <meta:editing-duration>PT7H58M42S</meta:editing-duration>
    <meta:editing-cycles>63</meta:editing-cycles>
    <meta:generator>LibreOffice/5.0.5.2$Linux_X86_64 LibreOffice_project/00$Build-2</meta:generator>
    <dc:creator>Eugene Mah</dc:creator>
    <meta:document-statistic meta:table-count="1" meta:cell-count="648" meta:object-count="0"/>
  </office:meta>
</office:document-meta>
</file>